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8"/>
    <style:style style:name="P3" style:family="paragraph" style:parent-style-name="Preformatted_20_Text" style:list-style-name="L33"/>
    <style:style style:name="P4" style:family="paragraph" style:parent-style-name="Preformatted_20_Text" style:list-style-name="L37"/>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paragraph-properties fo:margin-top="0in" fo:margin-bottom="0in" style:contextual-spacing="false"/>
    </style:style>
    <style:style style:name="P17" style:family="paragraph" style:parent-style-name="Text_20_body" style:list-style-name="L14">
      <style:paragraph-properties fo:margin-top="0in" fo:margin-bottom="0in" style:contextual-spacing="false"/>
    </style:style>
    <style:style style:name="P18" style:family="paragraph" style:parent-style-name="Text_20_body" style:list-style-name="L16"/>
    <style:style style:name="P19" style:family="paragraph" style:parent-style-name="Text_20_body" style:list-style-name="L17">
      <style:paragraph-properties fo:margin-top="0in" fo:margin-bottom="0in" style:contextual-spacing="false"/>
    </style:style>
    <style:style style:name="P20" style:family="paragraph" style:parent-style-name="Text_20_body" style:list-style-name="L18"/>
    <style:style style:name="P21" style:family="paragraph" style:parent-style-name="Text_20_body" style:list-style-name="L19">
      <style:paragraph-properties fo:margin-top="0in" fo:margin-bottom="0in" style:contextual-spacing="false"/>
    </style:style>
    <style:style style:name="P22" style:family="paragraph" style:parent-style-name="Text_20_body" style:list-style-name="L20">
      <style:paragraph-properties fo:margin-top="0in" fo:margin-bottom="0in" style:contextual-spacing="false"/>
    </style:style>
    <style:style style:name="P23" style:family="paragraph" style:parent-style-name="Text_20_body" style:list-style-name="L21">
      <style:paragraph-properties fo:margin-top="0in" fo:margin-bottom="0in" style:contextual-spacing="false"/>
    </style:style>
    <style:style style:name="P24" style:family="paragraph" style:parent-style-name="Text_20_body" style:list-style-name="L22">
      <style:paragraph-properties fo:margin-top="0in" fo:margin-bottom="0in" style:contextual-spacing="false"/>
    </style:style>
    <style:style style:name="P25" style:family="paragraph" style:parent-style-name="Text_20_body" style:list-style-name="L23">
      <style:paragraph-properties fo:margin-top="0in" fo:margin-bottom="0in" style:contextual-spacing="false"/>
    </style:style>
    <style:style style:name="P26" style:family="paragraph" style:parent-style-name="Text_20_body" style:list-style-name="L24">
      <style:paragraph-properties fo:margin-top="0in" fo:margin-bottom="0in" style:contextual-spacing="false"/>
    </style:style>
    <style:style style:name="P27" style:family="paragraph" style:parent-style-name="Text_20_body" style:list-style-name="L25">
      <style:paragraph-properties fo:margin-top="0in" fo:margin-bottom="0in" style:contextual-spacing="false"/>
    </style:style>
    <style:style style:name="P28" style:family="paragraph" style:parent-style-name="Text_20_body" style:list-style-name="L26">
      <style:paragraph-properties fo:margin-top="0in" fo:margin-bottom="0in" style:contextual-spacing="false"/>
    </style:style>
    <style:style style:name="P29" style:family="paragraph" style:parent-style-name="Text_20_body" style:list-style-name="L27">
      <style:paragraph-properties fo:margin-top="0in" fo:margin-bottom="0in" style:contextual-spacing="false"/>
    </style:style>
    <style:style style:name="P30" style:family="paragraph" style:parent-style-name="Text_20_body" style:list-style-name="L28">
      <style:paragraph-properties fo:margin-top="0in" fo:margin-bottom="0in" style:contextual-spacing="false"/>
    </style:style>
    <style:style style:name="P31" style:family="paragraph" style:parent-style-name="Text_20_body" style:list-style-name="L29">
      <style:paragraph-properties fo:margin-top="0in" fo:margin-bottom="0in" style:contextual-spacing="false"/>
    </style:style>
    <style:style style:name="P32" style:family="paragraph" style:parent-style-name="Text_20_body" style:list-style-name="L30">
      <style:paragraph-properties fo:margin-top="0in" fo:margin-bottom="0in" style:contextual-spacing="false"/>
    </style:style>
    <style:style style:name="P33" style:family="paragraph" style:parent-style-name="Text_20_body" style:list-style-name="L31">
      <style:paragraph-properties fo:margin-top="0in" fo:margin-bottom="0in" style:contextual-spacing="false"/>
    </style:style>
    <style:style style:name="P34" style:family="paragraph" style:parent-style-name="Text_20_body" style:list-style-name="L32">
      <style:paragraph-properties fo:margin-top="0in" fo:margin-bottom="0in" style:contextual-spacing="false"/>
    </style:style>
    <style:style style:name="P35" style:family="paragraph" style:parent-style-name="Text_20_body" style:list-style-name="L33"/>
    <style:style style:name="P36" style:family="paragraph" style:parent-style-name="Text_20_body" style:list-style-name="L34">
      <style:paragraph-properties fo:margin-top="0in" fo:margin-bottom="0in" style:contextual-spacing="false"/>
    </style:style>
    <style:style style:name="P37" style:family="paragraph" style:parent-style-name="Text_20_body" style:list-style-name="L35">
      <style:paragraph-properties fo:margin-top="0in" fo:margin-bottom="0in" style:contextual-spacing="false"/>
    </style:style>
    <style:style style:name="P38" style:family="paragraph" style:parent-style-name="Text_20_body" style:list-style-name="L36">
      <style:paragraph-properties fo:margin-top="0in" fo:margin-bottom="0in" style:contextual-spacing="false"/>
    </style:style>
    <style:style style:name="P39" style:family="paragraph" style:parent-style-name="Text_20_body" style:list-style-name="L37"/>
    <style:style style:name="P40" style:family="paragraph" style:parent-style-name="Text_20_body" style:list-style-name="L38">
      <style:paragraph-properties fo:margin-top="0in" fo:margin-bottom="0in" style:contextual-spacing="false"/>
    </style:style>
    <style:style style:name="P41" style:family="paragraph" style:parent-style-name="Text_20_body" style:list-style-name="L39">
      <style:paragraph-properties fo:margin-top="0in" fo:margin-bottom="0in" style:contextual-spacing="false"/>
    </style:style>
    <style:style style:name="P42" style:family="paragraph" style:parent-style-name="Text_20_body" style:list-style-name="L40">
      <style:paragraph-properties fo:margin-top="0in" fo:margin-bottom="0in" style:contextual-spacing="false"/>
    </style:style>
    <style:style style:name="P43" style:family="paragraph" style:parent-style-name="Text_20_body" style:list-style-name="L41">
      <style:paragraph-properties fo:margin-top="0in" fo:margin-bottom="0in" style:contextual-spacing="false"/>
    </style:style>
    <style:style style:name="P44" style:family="paragraph" style:parent-style-name="Text_20_body" style:list-style-name="L42">
      <style:paragraph-properties fo:margin-top="0in" fo:margin-bottom="0in" style:contextual-spacing="false"/>
    </style:style>
    <style:style style:name="P45" style:family="paragraph" style:parent-style-name="Text_20_body" style:list-style-name="L43">
      <style:paragraph-properties fo:margin-top="0in" fo:margin-bottom="0in" style:contextual-spacing="false"/>
    </style:style>
    <style:style style:name="P46" style:family="paragraph" style:parent-style-name="Text_20_body" style:list-style-name="L44">
      <style:paragraph-properties fo:margin-top="0in" fo:margin-bottom="0in" style:contextual-spacing="false"/>
    </style:style>
    <style:style style:name="P47" style:family="paragraph" style:parent-style-name="Text_20_body" style:list-style-name="L45">
      <style:paragraph-properties fo:margin-top="0in" fo:margin-bottom="0in" style:contextual-spacing="false"/>
    </style:style>
    <style:style style:name="P48" style:family="paragraph" style:parent-style-name="Text_20_body" style:list-style-name="L46">
      <style:paragraph-properties fo:margin-top="0in" fo:margin-bottom="0in" style:contextual-spacing="false"/>
    </style:style>
    <style:style style:name="P49" style:family="paragraph" style:parent-style-name="Text_20_body" style:list-style-name="L47">
      <style:paragraph-properties fo:margin-top="0in" fo:margin-bottom="0in" style:contextual-spacing="false"/>
    </style:style>
    <style:style style:name="P50" style:family="paragraph" style:parent-style-name="Text_20_body" style:list-style-name="L48">
      <style:paragraph-properties fo:margin-top="0in" fo:margin-bottom="0in" style:contextual-spacing="false"/>
    </style:style>
    <style:style style:name="P51" style:family="paragraph" style:parent-style-name="Text_20_body" style:list-style-name="L49">
      <style:paragraph-properties fo:margin-top="0in" fo:margin-bottom="0in" style:contextual-spacing="false"/>
    </style:style>
    <style:style style:name="P52" style:family="paragraph" style:parent-style-name="Text_20_body" style:list-style-name="L50">
      <style:paragraph-properties fo:margin-top="0in" fo:margin-bottom="0in" style:contextual-spacing="false"/>
    </style:style>
    <style:style style:name="P53" style:family="paragraph" style:parent-style-name="Text_20_body" style:list-style-name="L51">
      <style:paragraph-properties fo:margin-top="0in" fo:margin-bottom="0in" style:contextual-spacing="false"/>
    </style:style>
    <style:style style:name="P54" style:family="paragraph" style:parent-style-name="Text_20_body" style:list-style-name="L52">
      <style:paragraph-properties fo:margin-top="0in" fo:margin-bottom="0in" style:contextual-spacing="false"/>
    </style:style>
    <style:style style:name="P55" style:family="paragraph" style:parent-style-name="Text_20_body" style:list-style-name="L53">
      <style:paragraph-properties fo:margin-top="0in" fo:margin-bottom="0in" style:contextual-spacing="false"/>
    </style:style>
    <style:style style:name="P56" style:family="paragraph" style:parent-style-name="Text_20_body" style:list-style-name="L54">
      <style:paragraph-properties fo:margin-top="0in" fo:margin-bottom="0in" style:contextual-spacing="false"/>
    </style:style>
    <style:style style:name="P57" style:family="paragraph" style:parent-style-name="Text_20_body" style:list-style-name="L55">
      <style:paragraph-properties fo:margin-top="0in" fo:margin-bottom="0in" style:contextual-spacing="false"/>
    </style:style>
    <style:style style:name="P58" style:family="paragraph" style:parent-style-name="Text_20_body" style:list-style-name="L56">
      <style:paragraph-properties fo:margin-top="0in" fo:margin-bottom="0in" style:contextual-spacing="false"/>
    </style:style>
    <style:style style:name="P59" style:family="paragraph" style:parent-style-name="Text_20_body" style:list-style-name="L57"/>
    <style:style style:name="P60" style:family="paragraph" style:parent-style-name="Text_20_body" style:list-style-name="L58">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diagnosing-network-connectivity-problems"/>Diagnosing Network Connectivity Problems<text:bookmark-end text:name="diagnosing-network-connectivity-problems"/></text:h>
      <text:h text:style-name="Heading_20_2" text:outline-level="2"><text:bookmark-start text:name="introduction"/>Introduction<text:bookmark-end text:name="introduction"/></text:h>
      <text:h text:style-name="Heading_20_3" text:outline-level="3"><text:bookmark-start text:name="understanding-network-basics"/>Understanding Network Basics<text:bookmark-end text:name="understanding-network-basics"/></text:h>
      <text:p text:style-name="First_20_paragraph">Imagine your Linux server is like a specific desk in a very large office building. For this desk to communicate, it needs some essential pieces of information:</text:p>
      <text:list xml:id="list413684865" text:style-name="L16">
        <text:list-item>
          <text:p text:style-name="P18"><text:span text:style-name="T1">IP Address (Your Desk's Unique Number)</text:span>: Every desk in this building needs a unique number so people know exactly where to send a memo or where a visitor should go. Your server's IP address (e.g., <text:span text:style-name="Source_5f_Text">192.168.1.100</text:span>) is just like that unique number for your server on a computer network. It's how other computers find it and send information to it.</text:p>
        </text:list-item>
        <text:list-item>
          <text:p text:style-name="P18"><text:span text:style-name="T1">Subnet Mask (Your Section of the Office)</text:span>: This is like knowing which "section" or "department" your desk belongs to. If you want to talk to someone in your same section, you just walk over. If they're in a different section, you send the memo to the mailroom. The subnet mask (<text:span text:style-name="Source_5f_Text">255.255.255.0</text:span>) helps your server figure out if another computer is in its immediate "section" of the network or if it needs to send the information "outside its section."</text:p>
        </text:list-item>
        <text:list-item>
          <text:p text:style-name="P18"><text:span text:style-name="T1">Default Gateway (The Mailroom/Main Exit)</text:span>: If you need to send a memo to someone in a different section of the building, or even to a different building altogether, you send it to the mailroom. The mailroom knows how to get it where it needs to go. For your server, the default gateway (e.g., <text:span text:style-name="Source_5f_Text">192.168.1.1</text:span>) is like that mailroom or main exit. If your server wants to talk to a computer outside its local network (like a website on the internet), it sends that data to the default gateway, which then handles forwarding it.</text:p>
        </text:list-item>
        <text:list-item>
          <text:p text:style-name="P18"><text:span text:style-name="T1">DNS Server (The Office Directory)</text:span>: What if you want to send a memo to "Mr. Smith in Accounting," but you don't know his desk number? You'd look him up in the office directory, right? A DNS server is exactly that for computers. It translates human-friendly names like <text:span text:style-name="Source_5f_Text">google.com</text:span> (which is much easier for us to remember) into the computer's unique IP address (like <text:span text:style-name="Source_5f_Text">142.250.190.46</text:span>). Without a DNS server, your server would struggle to find websites or online services by their names.</text:p>
        </text:list-item>
      </text:list>
      <text:p text:style-name="First_20_paragraph">Think of it this way:</text:p>
      <text:list xml:id="list702137326" text:style-name="L17">
        <text:list-item>
          <text:p text:style-name="P19"><text:span text:style-name="T1">IP Address</text:span>: Your unique identifier.</text:p>
        </text:list-item>
        <text:list-item>
          <text:p text:style-name="P19"><text:span text:style-name="T1">Subnet Mask</text:span>: Defines your local group.</text:p>
        </text:list-item>
        <text:list-item>
          <text:p text:style-name="P19"><text:span text:style-name="T1">Default Gateway</text:span>: Your path to the outside world.</text:p>
        </text:list-item>
        <text:list-item>
          <text:p text:style-name="P19"><text:span text:style-name="T1">DNS Server</text:span>: Your internet phone book for names.</text:p>
        </text:list-item>
      </text:list>
      <text:h text:style-name="Heading_20_2" text:outline-level="2"><text:bookmark-start text:name="initial-checks"/>Initial Checks<text:bookmark-end text:name="initial-checks"/></text:h>
      <text:p text:style-name="First_20_paragraph">When you're troubleshooting network problems on a Linux server, the very first thing you want <text:soft-page-break/>to know is if the network adapter itself is even turned on and connected. Think of it like checking if your desk lamp is plugged in and switched on before you complain it's not giving light.</text:p>
      <text:p text:style-name="Text_20_body">In Linux, we use commands like <text:span text:style-name="Source_5f_Text">ip a</text:span> (short for <text:span text:style-name="Source_5f_Text">ip address</text:span>) or the older, but still common, <text:span text:style-name="Source_5f_Text">ifconfig</text:span> to check this. These commands show you information about your server's network interfaces. An "interface" is basically your server's network card, the piece of hardware that allows it to connect to the network.</text:p>
      <text:p text:style-name="Text_20_body">Let's look at what you might see:</text:p>
      <text:list xml:id="list530793958" text:style-name="L18">
        <text:list-item>
          <text:p text:style-name="P20"><text:span text:style-name="Source_5f_Text">ip a</text:span> <text:span text:style-name="T1">(Recommended for modern Linux systems)</text:span>:</text:p>
          <text:p text:style-name="P20">When you type <text:span text:style-name="Source_5f_Text">ip a</text:span> and press <text:span text:style-name="Source_5f_Text">Enter</text:span>, you'll see output that looks something like this:</text:p>
          <text:p text:style-name="P2">1: lo: &lt;LOOPBACK,UP,LOWER_UP&gt; mtu 65536 qdisc noqueue state UNKNOWN group default qlen 1000</text:p>
          <text:p text:style-name="P2"><text:s text:c="4"/>link/loopback 00:00:00:00:00:00 brd 00:00:00:00:00:00</text:p>
          <text:p text:style-name="P2"><text:s text:c="4"/>inet 127.0.0.1/8 scope host lo</text:p>
          <text:p text:style-name="P2"><text:s text:c="7"/>valid_lft forever preferred_lft forever</text:p>
          <text:p text:style-name="P2">2: eth0: &lt;BROADCAST,MULTICAST,UP,LOWER_UP&gt; mtu 1500 qdisc pfifo_fast state UP group default qlen 1000</text:p>
          <text:p text:style-name="P2"><text:s text:c="4"/>link/ether 00:1a:2b:3c:4d:5e brd ff:ff:ff:ff:ff:ff</text:p>
          <text:p text:style-name="P2"><text:s text:c="4"/>inet 192.168.1.100/24 brd 192.168.1.255 scope global dynamic eth0</text:p>
          <text:p text:style-name="P2"><text:s text:c="7"/>valid_lft 86242sec preferred_lft 86242sec</text:p>
          <text:p text:style-name="P2"><text:s text:c="4"/>inet6 fe80::21a:2bff:fe3c:4d5e/64 scope link</text:p>
          <text:p text:style-name="P2"><text:s text:c="7"/>valid_lft forever preferred_lft forever</text:p>
          <text:list text:style-name="L19">
            <text:list-item>
              <text:p text:style-name="P21">You'll typically see lo (loopback interface, for internal communication) and one or more ethX (e.g., eth0, eth1) or enpXsY interfaces (these are your actual network cards).</text:p>
            </text:list-item>
            <text:list-item>
              <text:p text:style-name="P21"><text:span text:style-name="T1">Key things to look for</text:span>:</text:p>
              <text:list text:style-name="L20">
                <text:list-item>
                  <text:p text:style-name="P22">The word <text:span text:style-name="Source_5f_Text">UP</text:span> in the <text:span text:style-name="Source_5f_Text">&lt;...&gt;</text:span> brackets: This indicates the interface is administratively enabled.</text:p>
                </text:list-item>
                <text:list-item>
                  <text:p text:style-name="P22">The word <text:span text:style-name="Source_5f_Text">LOWER_UP</text:span>: This indicates that the physical link (like the network cable) is connected and active.</text:p>
                </text:list-item>
                <text:list-item>
                  <text:p text:style-name="P22"><text:span text:style-name="Source_5f_Text">state UP</text:span>: This explicitly confirms the interface is active and ready to transmit.</text:p>
                </text:list-item>
              </text:list>
            </text:list-item>
          </text:list>
          <text:p text:style-name="P20">If you don't see <text:span text:style-name="Source_5f_Text">UP</text:span> or <text:span text:style-name="Source_5f_Text">LOWER_UP</text:span>, it could mean the network cable is unplugged, or the interface has been disabled.</text:p>
        </text:list-item>
        <text:list-item>
          <text:p text:style-name="P20"><text:span text:style-name="Source_5f_Text">ifconfig</text:span> <text:span text:style-name="T1">(Older but still common)</text:span>:</text:p>
          <text:p text:style-name="P20">The output looks similar:</text:p>
          <text:p text:style-name="P2">eth0: flags=4163&lt;UP,BROADCAST,RUNNING,MULTICAST&gt; <text:s/>mtu 1500</text:p>
          <text:p text:style-name="P2"><text:s text:c="8"/>inet 192.168.1.100 <text:s/>netmask 255.255.255.0 <text:s/>broadcast 192.168.1.255</text:p>
          <text:p text:style-name="P2"><text:s text:c="8"/>inet6 fe80::21a:2bff:fe3c:4d5e <text:s/>prefixlen 64 <text:s/>scopeid 0x20&lt;link&gt;</text:p>
          <text:p text:style-name="P2"><text:s text:c="8"/>ether 00:1a:2b:3c:4d:5e <text:s/>txqueuelen 1000 <text:s/>(Ethernet)</text:p>
          <text:p text:style-name="P2"><text:s text:c="8"/>RX packets 12345 <text:s/>bytes 1234567 (1.2 MB)</text:p>
          <text:p text:style-name="P2"><text:s text:c="8"/>RX errors 0 <text:s/>dropped 0 <text:s/>overruns 0 <text:s/>frame 0</text:p>
          <text:p text:style-name="P2"><text:s text:c="8"/>TX packets 9876 <text:s/>bytes 987654 (987.6 KB)</text:p>
          <text:p text:style-name="P2"><text:s text:c="8"/>TX errors 0 <text:s/>dropped 0 overruns 0 <text:s/>carrier 0 <text:s/>collisions 0</text:p>
          <text:p text:style-name="P2"><text:soft-page-break/></text:p>
          <text:p text:style-name="P2">lo: flags=73&lt;UP,LOOPBACK,RUNNING&gt; <text:s/>mtu 65536</text:p>
          <text:p text:style-name="P2"><text:s text:c="8"/>inet 127.0.0.1 <text:s/>netmask 255.0.0.0</text:p>
          <text:p text:style-name="P2"><text:s text:c="8"/>loop <text:s/>txqueuelen 1000 <text:s/>(Local Loopback)</text:p>
          <text:list text:style-name="L21">
            <text:list-item>
              <text:p text:style-name="P23">Again, look for the <text:span text:style-name="Source_5f_Text">UP</text:span> and <text:span text:style-name="Source_5f_Text">RUNNING</text:span> flags. If <text:span text:style-name="Source_5f_Text">UP</text:span> is missing, the interface might be disabled. If <text:span text:style-name="Source_5f_Text">RUNNING</text:span> is missing, the physical link might be down.</text:p>
            </text:list-item>
            <text:list-item>
              <text:p text:style-name="P23">Also, check "RX errors" and "TX errors." While some errors are normal, consistently high numbers here could indicate a faulty cable or network card.</text:p>
            </text:list-item>
          </text:list>
        </text:list-item>
      </text:list>
      <text:p text:style-name="First_20_paragraph">So, in summary, the first step is to visually check if your server's network connection is up and active using <text:span text:style-name="Source_5f_Text">ip a</text:span> or <text:span text:style-name="Source_5f_Text">ifconfig</text:span>.</text:p>
      <text:h text:style-name="Heading_20_2" text:outline-level="2"><text:bookmark-start text:name="verifying-ip-configuration"/>Verifying IP Configuration<text:bookmark-end text:name="verifying-ip-configuration"/></text:h>
      <text:h text:style-name="Heading_20_3" text:outline-level="3"><text:bookmark-start text:name="use-ip--a-and-ip--r-to-verify-ip-address-netmask-and-default-gateway-settings"/>Use <text:span text:style-name="Source_5f_Text">ip -a</text:span> and <text:span text:style-name="Source_5f_Text">ip -r</text:span> to Verify IP Address, Netmask, and Default Gateway Settings<text:bookmark-end text:name="use-ip--a-and-ip--r-to-verify-ip-address-netmask-and-default-gateway-settings"/></text:h>
      <text:p text:style-name="First_20_paragraph">Remember how we used <text:span text:style-name="Source_5f_Text">ip a</text:span> to see if the interface was "UP"? We can also use it to confirm the IP address, subnet mask, and other details.</text:p>
      <text:p text:style-name="Text_20_body">Let's revisit the <text:span text:style-name="Source_5f_Text">ip a</text:span> output, focusing on the inet line for your active network interface (like <text:span text:style-name="Source_5f_Text">eth0</text:span> or <text:span text:style-name="Source_5f_Text">enp0s3</text:span>):</text:p>
      <text:p text:style-name="Preformatted_20_Text">2: eth0: &lt;BROADCAST,MULTICAST,UP,LOWER_UP&gt; mtu 1500 qdisc pfifo_fast state UP group default qlen 1000</text:p>
      <text:p text:style-name="Preformatted_20_Text"><text:s text:c="4"/>link/ether 00:1a:2b:3c:4d:5e brd ff:ff:ff:ff:ff:ff</text:p>
      <text:p text:style-name="Preformatted_20_Text"><text:s text:c="4"/>inet 192.168.1.100/24 brd 192.168.1.255 scope global dynamic eth0</text:p>
      <text:p text:style-name="Preformatted_20_Text"><text:s text:c="7"/>valid_lft 86242sec preferred_lft 86242sec</text:p>
      <text:list xml:id="list1874978773" text:style-name="L22">
        <text:list-item>
          <text:p text:style-name="P24"><text:span text:style-name="T1">IP Address</text:span>: Here, <text:span text:style-name="Source_5f_Text">192.168.1.100</text:span> is your server's IP address. This is its unique identifier on the network.</text:p>
        </text:list-item>
        <text:list-item>
          <text:p text:style-name="P24"><text:span text:style-name="T1">Subnet Mask (CIDR notation)</text:span>: The <text:span text:style-name="Source_5f_Text">/24</text:span> after the IP address is crucial. This is called CIDR (Classless Inter-Domain Routing) notation and it represents the subnet mask. A <text:span text:style-name="Source_5f_Text">/24</text:span> is equivalent to a subnet mask of <text:span text:style-name="Source_5f_Text">255.255.255.0</text:span>. This tells your server which part of the IP address identifies the network and which part identifies the specific host on that network.</text:p>
          <text:list text:style-name="L23">
            <text:list-item>
              <text:p text:style-name="P25"><text:span text:style-name="T1">Common Misconfiguration</text:span>: An incorrect IP address or subnet mask means your server might think it's on a different network than it actually is, preventing it from communicating.</text:p>
            </text:list-item>
          </text:list>
        </text:list-item>
      </text:list>
      <text:p text:style-name="First_20_paragraph">Next, let's look at the Default Gateway using the <text:span text:style-name="Source_5f_Text">ip r</text:span> (short for <text:span text:style-name="Source_5f_Text">ip route</text:span>) command. This command displays your server's routing table, which is like its internal map for sending traffic.</text:p>
      <text:p text:style-name="Text_20_body">When you type <text:span text:style-name="Source_5f_Text">ip r</text:span> and press <text:span text:style-name="Source_5f_Text">Enter</text:span>, you'll likely see something similar to this:</text:p>
      <text:p text:style-name="Preformatted_20_Text">default via 192.168.1.1 dev eth0 proto dhcp metric 100</text:p>
      <text:p text:style-name="Preformatted_20_Text">192.168.1.0/24 dev eth0 proto kernel scope link src 192.168.1.100 metric 100</text:p>
      <text:list xml:id="list2587163027" text:style-name="L24">
        <text:list-item>
          <text:p text:style-name="P26">The most important line here for troubleshooting is the one starting with <text:span text:style-name="Source_5f_Text">default via</text:span>.</text:p>
        </text:list-item>
        <text:list-item>
          <text:p text:style-name="P26"><text:span text:style-name="T1">Default Gateway</text:span>: In this example, <text:span text:style-name="Source_5f_Text">192.168.1.1</text:span> is your default gateway. This is the "mailroom" IP address that your server sends all traffic to if the destination is not on its <text:soft-page-break/>local network.</text:p>
          <text:list text:style-name="L25">
            <text:list-item>
              <text:p text:style-name="P27"><text:span text:style-name="T1">Common Misconfiguration</text:span>: If the default gateway is missing, incorrect, or unreachable, your server won't be able to communicate with devices outside its local network (like the internet). This is a very common cause of "no internet" issues.</text:p>
            </text:list-item>
          </text:list>
        </text:list-item>
      </text:list>
      <text:p text:style-name="First_20_paragraph"><text:span text:style-name="T1">In summary</text:span>:</text:p>
      <text:list xml:id="list3471919159" text:style-name="L26">
        <text:list-item>
          <text:p text:style-name="P28">Use <text:span text:style-name="Source_5f_Text">ip a</text:span> to check the IP address and subnet mask (the <text:span text:style-name="Source_5f_Text">/XX</text:span> part).</text:p>
        </text:list-item>
        <text:list-item>
          <text:p text:style-name="P28">Use <text:span text:style-name="Source_5f_Text">ip r</text:span> to check the default gateway (the <text:span text:style-name="Source_5f_Text">default via</text:span> address).</text:p>
        </text:list-item>
      </text:list>
      <text:p text:style-name="First_20_paragraph">Think of it like this: Your IP address is your house number, the subnet mask is the size of your block, and the default gateway is the exit road from your block. If any of these are wrong, you can't send or receive mail correctly!</text:p>
      <text:h text:style-name="Heading_20_3" text:outline-level="3"><text:bookmark-start text:name="check-dns-server-configuration"/>Check DNS Server Configuration<text:bookmark-end text:name="check-dns-server-configuration"/></text:h>
      <text:p text:style-name="First_20_paragraph">Even if your server has a correct IP address and can reach its default gateway, it might still struggle to access websites like <text:span text:style-name="Source_5f_Text">google.com</text:span> if it doesn't know how to translate that name into an IP address. That's where the DNS server comes in.</text:p>
      <text:p text:style-name="Text_20_body">On Linux, the primary file that tells your system which DNS servers to use is <text:span text:style-name="Source_5f_Text">/etc/resolv.conf</text:span>. You can view the contents of this file using the <text:span text:style-name="Source_5f_Text">cat</text:span> command, which simply prints the file's content to your screen.</text:p>
      <text:p text:style-name="Text_20_body">Type: <text:span text:style-name="Source_5f_Text">cat /etc/resolv.conf</text:span></text:p>
      <text:p text:style-name="Text_20_body">You might see output like this:</text:p>
      <text:p text:style-name="Preformatted_20_Text"># Generated by NetworkManager</text:p>
      <text:p text:style-name="Preformatted_20_Text">search example.com</text:p>
      <text:p text:style-name="Preformatted_20_Text">nameserver 8.8.8.8</text:p>
      <text:p text:style-name="Preformatted_20_Text">nameserver 8.8.4.4</text:p>
      <text:p text:style-name="First_20_paragraph">Here's what to look for:</text:p>
      <text:list xml:id="list1894633903" text:style-name="L27">
        <text:list-item>
          <text:p text:style-name="P29"><text:span text:style-name="T1">nameserver lines</text:span>: These lines list the IP addresses of the DNS servers your server will use. In this example, <text:span text:style-name="Source_5f_Text">8.8.8.8</text:span> and <text:span text:style-name="Source_5f_Text">8.8.4.4</text:span> are Google's public DNS servers. You might see IP addresses provided by your internet service provider (ISP) or your local network's DNS server.</text:p>
        </text:list-item>
        <text:list-item>
          <text:p text:style-name="P29"><text:span text:style-name="T1">Importance of Correct DNS Settings</text:span>: If these nameserver entries are incorrect, missing, or point to DNS servers that are unreachable or not functioning, your server will not be able to resolve domain names. This means you won't be able to <text:span text:style-name="Source_5f_Text">ping google.com</text:span> (you'd need to ping an IP address directly) or browse the web by name, even if your network connection is otherwise fine. It's like having a phone but no directory to look up numbers!</text:p>
        </text:list-item>
        <text:list-item>
          <text:p text:style-name="P29"><text:span text:style-name="Source_5f_Text">search</text:span> <text:span text:style-name="T1">line (Optional)</text:span>: The search line specifies domain suffixes that your system will try to append to hostnames when resolving them. For instance, if you type <text:span text:style-name="Source_5f_Text">ping myinternalserver</text:span> and you have <text:span text:style-name="Source_5f_Text">search mycompany.local</text:span> in <text:span text:style-name="Source_5f_Text">resolv.conf</text:span>, your system might automatically try to resolve <text:span text:style-name="Source_5f_Text">myinternalserver.mycompany.local</text:span>.</text:p>
        </text:list-item>
      </text:list>
      <text:p text:style-name="First_20_paragraph"><text:span text:style-name="T1">Common Misconfiguration</text:span>: A common issue is having no <text:span text:style-name="Source_5f_Text">nameserver</text:span> entries, or entries that <text:soft-page-break/>point to non-existent or blocked DNS servers. This will almost certainly prevent your server from accessing internet resources by name.</text:p>
      <text:h text:style-name="Heading_20_2" text:outline-level="2"><text:bookmark-start text:name="testing-reachability-to-local-network-devices"/>Testing Reachability to Local Network Devices<text:bookmark-end text:name="testing-reachability-to-local-network-devices"/></text:h>
      <text:h text:style-name="Heading_20_3" text:outline-level="3"><text:bookmark-start text:name="using-ping-to-test-local-connectivity"/>Using <text:span text:style-name="Source_5f_Text">ping</text:span> to Test Local Connectivity<text:bookmark-end text:name="using-ping-to-test-local-connectivity"/></text:h>
      <text:p text:style-name="First_20_paragraph">The <text:span text:style-name="Source_5f_Text">ping</text:span> command is one of the most fundamental and widely used network troubleshooting tools. Think of it like shouting "Hello!" across the room and waiting to hear "Hello!" back. It sends small network packets to a target IP address or hostname and waits for a reply.</text:p>
      <text:p text:style-name="Text_20_body">First, you'll want to test if your server can reach devices on its local network. The most important device to <text:span text:style-name="Source_5f_Text">ping</text:span> first is your <text:span text:style-name="T1">default gateway</text:span>. Remember, that's your "mailroom" or "main exit" that routes all traffic going outside your local network.</text:p>
      <text:p text:style-name="Text_20_body">You identified your default gateway using <text:span text:style-name="Source_5f_Text">ip r</text:span> earlier. Let's assume it was <text:span text:style-name="Source_5f_Text">192.168.1.1</text:span>. To ping it, you would type:</text:p>
      <text:p text:style-name="Preformatted_20_Text"><text:span text:style-name="FunctionTok">ping</text:span><text:span text:style-name="NormalTok"> 192.168.1.1</text:span> </text:p>
      <text:p text:style-name="First_20_paragraph">Press <text:span text:style-name="Source_5f_Text">Ctrl+C</text:span> to stop the ping command after a few seconds.</text:p>
      <text:p text:style-name="Text_20_body"><text:span text:style-name="T1">Interpreting</text:span> <text:span text:style-name="Source_5f_Text">ping</text:span> <text:span text:style-name="T1">Output</text:span></text:p>
      <text:p text:style-name="Text_20_body">Here's what you might see and what it means:</text:p>
      <text:h text:style-name="Heading_20_4" text:outline-level="4"><text:bookmark-start text:name="success-reply-from-or-bytes-from"/>Success: "Reply from..." or "bytes from..."<text:bookmark-end text:name="success-reply-from-or-bytes-from"/></text:h>
      <text:p text:style-name="Preformatted_20_Text">PING 192.168.1.1 (192.168.1.1) 56(84) bytes of data.</text:p>
      <text:p text:style-name="Preformatted_20_Text">64 bytes from 192.168.1.1: icmp_seq=1 ttl=64 time=0.5 ms</text:p>
      <text:p text:style-name="Preformatted_20_Text">64 bytes from 192.168.1.1: icmp_seq=2 ttl=64 time=0.4 ms</text:p>
      <text:p text:style-name="Preformatted_20_Text">64 bytes from 192.168.1.1: icmp_seq=3 ttl=64 time=0.4 ms</text:p>
      <text:p text:style-name="Preformatted_20_Text">^C</text:p>
      <text:p text:style-name="Preformatted_20_Text">--- 192.168.1.1 ping statistics ---</text:p>
      <text:p text:style-name="Preformatted_20_Text">3 packets transmitted, 3 received, 0% packet loss, time 2005ms</text:p>
      <text:p text:style-name="Preformatted_20_Text">rtt min/avg/max/mdev = 0.435/0.463/0.505/0.030 ms</text:p>
      <text:list xml:id="list431785071" text:style-name="L28">
        <text:list-item>
          <text:p text:style-name="P30"><text:span text:style-name="Source_5f_Text">64 bytes from 192.168.1.1: icmp_seq=X ttl=Y time=Z ms</text:span>: This means your server sent a packet, and the gateway responded successfully!</text:p>
          <text:list text:style-name="L29">
            <text:list-item>
              <text:p text:style-name="P31"><text:span text:style-name="Source_5f_Text">icmp_seq</text:span>: The sequence number of the packet.</text:p>
            </text:list-item>
            <text:list-item>
              <text:p text:style-name="P31"><text:span text:style-name="Source_5f_Text">ttl</text:span> (Time To Live): This indicates how many "hops" the packet can make before being discarded. Don't worry too much about the exact number for now, just know it decreases with each hop.</text:p>
            </text:list-item>
            <text:list-item>
              <text:p text:style-name="P31"><text:span text:style-name="Source_5f_Text">time</text:span>: The time it took for the packet to travel to the destination and back (latency). Lower is better!</text:p>
            </text:list-item>
          </text:list>
        </text:list-item>
        <text:list-item>
          <text:p text:style-name="P30"><text:span text:style-name="Source_5f_Text">0% packet loss</text:span>: This is ideal. It means every packet you sent was received.</text:p>
        </text:list-item>
        <text:list-item>
          <text:p text:style-name="P30"><text:span text:style-name="T1">What it means</text:span>: If you can ping your default gateway successfully, it's a very good sign that your server's network card is working, its IP address is correctly configured, and its connection to the local network is sound.</text:p>
        </text:list-item>
      </text:list>
      <text:h text:style-name="Heading_20_4" text:outline-level="4"><text:bookmark-start text:name="failure-destination-host-unreachable-or-request-timed-out"/><text:soft-page-break/>Failure: "Destination Host Unreachable" or "Request timed out"<text:bookmark-end text:name="failure-destination-host-unreachable-or-request-timed-out"/></text:h>
      <text:p text:style-name="Preformatted_20_Text"><text:span text:style-name="ExtensionTok">PING</text:span><text:span text:style-name="NormalTok"> 192.168.1.1 </text:span><text:span text:style-name="ErrorTok">(</text:span><text:span text:style-name="ExtensionTok">192.168.1.1</text:span><text:span text:style-name="KeywordTok">)</text:span><text:span text:style-name="NormalTok"> </text:span><text:span text:style-name="ExtensionTok">56</text:span><text:span text:style-name="ErrorTok">(</text:span><text:span text:style-name="ExtensionTok">84</text:span><text:span text:style-name="KeywordTok">)</text:span><text:span text:style-name="NormalTok"> </text:span><text:span text:style-name="ExtensionTok">bytes</text:span><text:span text:style-name="NormalTok"> of data.</text:span> </text:p>
      <text:p text:style-name="Preformatted_20_Text"><text:span text:style-name="ExtensionTok">From</text:span><text:span text:style-name="NormalTok"> 192.168.1.100 icmp_seq=1 Destination Host Unreachable</text:span> </text:p>
      <text:p text:style-name="Preformatted_20_Text"><text:span text:style-name="ExtensionTok">From</text:span><text:span text:style-name="NormalTok"> 192.168.1.100 icmp_seq=2 Destination Host Unreachable</text:span> </text:p>
      <text:p text:style-name="Preformatted_20_Text"><text:span text:style-name="ExtensionTok">^C</text:span> </text:p>
      <text:p text:style-name="Preformatted_20_Text"><text:span text:style-name="ExtensionTok">---</text:span><text:span text:style-name="NormalTok"> 192.168.1.1 ping statistics </text:span><text:span text:style-name="AttributeTok">---</text:span> </text:p>
      <text:p text:style-name="Preformatted_20_Text"><text:span text:style-name="ExtensionTok">3</text:span><text:span text:style-name="NormalTok"> packets transmitted, 0 received, 100% packet loss, time 2004ms</text:span> </text:p>
      <text:list xml:id="list2451978824" text:style-name="L30">
        <text:list-item>
          <text:p text:style-name="P32"><text:span text:style-name="Source_5f_Text">Destination Host Unreachable</text:span>: This typically means your server tried to send the packet, but it couldn't find a path to the destination on its local network. This often points back to:</text:p>
          <text:list text:style-name="L31">
            <text:list-item>
              <text:p text:style-name="P33">An incorrect IP address on your server.</text:p>
            </text:list-item>
            <text:list-item>
              <text:p text:style-name="P33">An incorrect subnet mask.</text:p>
            </text:list-item>
            <text:list-item>
              <text:p text:style-name="P33">The target device (your gateway) being offline or having a problem.</text:p>
            </text:list-item>
          </text:list>
        </text:list-item>
        <text:list-item>
          <text:p text:style-name="P32"><text:span text:style-name="Source_5f_Text">Request timed out</text:span>: This means your server sent the packet, but it never received a reply within a certain time limit. This could indicate:</text:p>
          <text:list text:style-name="L32">
            <text:list-item>
              <text:p text:style-name="P34">The target device is offline.</text:p>
            </text:list-item>
            <text:list-item>
              <text:p text:style-name="P34">A firewall (either on your server or the target) is blocking the <text:span text:style-name="Source_5f_Text">ping</text:span> request.</text:p>
            </text:list-item>
            <text:list-item>
              <text:p text:style-name="P34">A faulty cable or network device between your server and the target.</text:p>
            </text:list-item>
          </text:list>
        </text:list-item>
        <text:list-item>
          <text:p text:style-name="P32"><text:span text:style-name="Source_5f_Text">100% packet loss</text:span>: This means none of your packets reached the destination and returned. This is a clear sign of a connectivity problem.</text:p>
        </text:list-item>
      </text:list>
      <text:p text:style-name="First_20_paragraph"><text:span text:style-name="T1">Troubleshooting tip</text:span>: If you can't ping your default gateway, you need to go back and double-check your server's IP address, subnet mask, and routing table (<text:span text:style-name="Source_5f_Text">ip a</text:span> and <text:span text:style-name="Source_5f_Text">ip r</text:span>). Also, physically check the network cable!</text:p>
      <text:h text:style-name="Heading_20_3" text:outline-level="3"><text:bookmark-start text:name="view-the-arp-cache"/>View the ARP Cache<text:bookmark-end text:name="view-the-arp-cache"/></text:h>
      <text:p text:style-name="First_20_paragraph">Think of the "office building" analogy again. If you know Mr. Smith works in Accounting (his IP address), but you need to send him a physical memo, you also need to know his exact desk number or "physical address" within that section. In networking, this "physical address" is called a MAC address (Media Access Control address).</text:p>
      <text:p text:style-name="Text_20_body"><text:span text:style-name="T1">ARP (Address Resolution Protocol)</text:span> is the mechanism computers use to find the MAC address of another device on the same local network when they only know its IP address. Your server keeps a temporary record of these IP-to-MAC address mappings in something called the <text:span text:style-name="T1">ARP cache</text:span>.</text:p>
      <text:p text:style-name="Text_20_body">If your server can't communicate with a device on the local network, even if it has the correct IP address for it, sometimes the issue is that it can't resolve the MAC address. This is where checking the ARP cache comes in handy.</text:p>
      <text:h text:style-name="Heading_20_4" text:outline-level="4"><text:bookmark-start text:name="using-arp--a-or-ip-neigh"/>Using <text:span text:style-name="Source_5f_Text">arp -a</text:span> or <text:span text:style-name="Source_5f_Text">ip neigh</text:span><text:bookmark-end text:name="using-arp--a-or-ip-neigh"/></text:h>
      <text:p text:style-name="First_20_paragraph">You can inspect your server's ARP cache using one of these commands:</text:p>
      <text:list xml:id="list3265800229" text:style-name="L33">
        <text:list-item>
          <text:p text:style-name="P35">arp -a (Older but common):</text:p>
          <text:p text:style-name="P3"><text:soft-page-break/><text:span text:style-name="ExtensionTok">arp</text:span><text:span text:style-name="NormalTok"> </text:span><text:span text:style-name="AttributeTok">-a</text:span> </text:p>
          <text:p text:style-name="P3"><text:span text:style-name="ExtensionTok">?</text:span><text:span text:style-name="NormalTok"> </text:span><text:span text:style-name="ErrorTok">(</text:span><text:span text:style-name="ExtensionTok">192.168.1.1</text:span><text:span text:style-name="KeywordTok">)</text:span><text:span text:style-name="NormalTok"> </text:span><text:span text:style-name="ExtensionTok">at</text:span><text:span text:style-name="NormalTok"> 00:11:22:33:44:55 </text:span><text:span text:style-name="PreprocessorTok">[</text:span><text:span text:style-name="SpecialStringTok">ether</text:span><text:span text:style-name="PreprocessorTok">]</text:span><text:span text:style-name="NormalTok"> on eth0</text:span> </text:p>
          <text:p text:style-name="P3"><text:span text:style-name="ExtensionTok">?</text:span><text:span text:style-name="NormalTok"> </text:span><text:span text:style-name="ErrorTok">(</text:span><text:span text:style-name="ExtensionTok">192.168.1.10</text:span><text:span text:style-name="KeywordTok">)</text:span><text:span text:style-name="NormalTok"> </text:span><text:span text:style-name="ExtensionTok">at</text:span><text:span text:style-name="NormalTok"> 66:77:88:99:AA:BB </text:span><text:span text:style-name="PreprocessorTok">[</text:span><text:span text:style-name="SpecialStringTok">ether</text:span><text:span text:style-name="PreprocessorTok">]</text:span><text:span text:style-name="NormalTok"> on eth0</text:span> </text:p>
        </text:list-item>
        <text:list-item>
          <text:p text:style-name="P35"><text:span text:style-name="Source_5f_Text">ip neigh</text:span> <text:span text:style-name="T1">(Recommended for modern Linux systems, short for</text:span> <text:span text:style-name="Source_5f_Text">ip neighbour</text:span><text:span text:style-name="T1">)</text:span>:</text:p>
          <text:p text:style-name="P3"><text:span text:style-name="ExtensionTok">ip</text:span><text:span text:style-name="NormalTok"> neigh</text:span> </text:p>
          <text:p text:style-name="P3"><text:span text:style-name="ExtensionTok">192.168.1.1</text:span><text:span text:style-name="NormalTok"> dev eth0 lladdr 00:11:22:33:44:55 REACHABLE</text:span> </text:p>
          <text:p text:style-name="P3"><text:span text:style-name="ExtensionTok">192.168.1.10</text:span><text:span text:style-name="NormalTok"> dev eth0 lladdr 66:77:88:99:AA:BB STALE</text:span> </text:p>
        </text:list-item>
      </text:list>
      <text:h text:style-name="Heading_20_4" text:outline-level="4"><text:bookmark-start text:name="interpreting-the-arp-cache-output"/>Interpreting the ARP Cache Output<text:bookmark-end text:name="interpreting-the-arp-cache-output"/></text:h>
      <text:list xml:id="list2353269194" text:style-name="L34">
        <text:list-item>
          <text:p text:style-name="P36"><text:span text:style-name="T1">IP Address</text:span>: The first column shows the IP address of the device.</text:p>
        </text:list-item>
        <text:list-item>
          <text:p text:style-name="P36"><text:span text:style-name="T1">MAC Address (lladdr)</text:span>: This is the physical address (e.g., <text:span text:style-name="Source_5f_Text">00:11:22:33:44:55</text:span>).</text:p>
        </text:list-item>
        <text:list-item>
          <text:p text:style-name="P36"><text:span text:style-name="Source_5f_Text">dev eth0</text:span> <text:span text:style-name="T1">(or your interface name)</text:span>: Shows which network interface the entry is associated with.</text:p>
        </text:list-item>
        <text:list-item>
          <text:p text:style-name="P36"><text:span text:style-name="T1">Status (</text:span><text:span text:style-name="Source_5f_Text">ip neigh</text:span> <text:span text:style-name="T1">only)</text:span>:</text:p>
          <text:list text:style-name="L35">
            <text:list-item>
              <text:p text:style-name="P37"><text:span text:style-name="Source_5f_Text">REACHABLE</text:span>: The entry is valid and the device has been recently active. This is ideal.</text:p>
            </text:list-item>
            <text:list-item>
              <text:p text:style-name="P37"><text:span text:style-name="Source_5f_Text">STALE</text:span>: The entry is still valid, but the system hasn't recently verified its reachability. It will try to re-verify if traffic is sent to it.</text:p>
            </text:list-item>
            <text:list-item>
              <text:p text:style-name="P37"><text:span text:style-name="Source_5f_Text">FAILED</text:span>: This is a problem! It means the ARP resolution for that IP address failed. This can happen if the device is offline, if there's a misconfigured switch, or if your server can't physically reach the device at the MAC layer.</text:p>
            </text:list-item>
          </text:list>
        </text:list-item>
      </text:list>
      <text:h text:style-name="Heading_20_4" text:outline-level="4"><text:bookmark-start text:name="how-it-helps-troubleshoot"/>How it helps troubleshoot<text:bookmark-end text:name="how-it-helps-troubleshoot"/></text:h>
      <text:p text:style-name="First_20_paragraph">If you can <text:span text:style-name="Source_5f_Text">ping</text:span> a device (meaning you're sending packets), but it's still not working as expected, and you see <text:span text:style-name="Source_5f_Text">FAILED</text:span> or a missing entry for its IP address in the ARP cache, it might indicate a low-level problem in the local network segment. This could be:</text:p>
      <text:list xml:id="list2100154672" text:style-name="L36">
        <text:list-item>
          <text:p text:style-name="P38">The target device is truly offline.</text:p>
        </text:list-item>
        <text:list-item>
          <text:p text:style-name="P38">The target device's network card is faulty.</text:p>
        </text:list-item>
        <text:list-item>
          <text:p text:style-name="P38">There's an issue with the switch port it's connected to.</text:p>
        </text:list-item>
        <text:list-item>
          <text:p text:style-name="P38">The IP address is configured correctly, but there's a conflict or problem at the physical (Layer 2) level.</text:p>
        </text:list-item>
      </text:list>
      <text:p text:style-name="First_20_paragraph">By checking the ARP cache, you can confirm if your server has successfully "learned" the physical address of local devices it's trying to communicate with.</text:p>
      <text:h text:style-name="Heading_20_2" text:outline-level="2"><text:bookmark-start text:name="testing-reachability-to-external-networks-and-services"/>Testing Reachability to External Networks and Services<text:bookmark-end text:name="testing-reachability-to-external-networks-and-services"/></text:h>
      <text:h text:style-name="Heading_20_3" text:outline-level="3"><text:bookmark-start text:name="using-ping-to-check-connectivity-to-external-hosts"/>Using <text:span text:style-name="Source_5f_Text">ping</text:span> to Check Connectivity to External Hosts<text:bookmark-end text:name="using-ping-to-check-connectivity-to-external-hosts"/></text:h>
      <text:p text:style-name="First_20_paragraph">Being able to ping your default gateway confirms your local connection, but it doesn't guarantee you can reach the internet. You might have a working connection to your "mailroom," but the mailroom itself might be disconnected from the rest of the world!</text:p>
      <text:p text:style-name="Text_20_body"><text:span text:style-name="T1">Using</text:span> <text:span text:style-name="Source_5f_Text">ping</text:span> <text:span text:style-name="T1">for External Hosts</text:span></text:p>
      <text:p text:style-name="Text_20_body"><text:soft-page-break/>A common practice is to ping a well-known, reliable IP address on the internet, such as Google's public DNS server (<text:span text:style-name="Source_5f_Text">8.8.8.8</text:span>) or Cloudflare's public DNS server (<text:span text:style-name="Source_5f_Text">1.1.1.1</text:span>). These are usually very stable and widely reachable.</text:p>
      <text:p text:style-name="Text_20_body">To test, you would type:</text:p>
      <text:p text:style-name="Preformatted_20_Text"><text:span text:style-name="FunctionTok">ping</text:span><text:span text:style-name="NormalTok"> 8.8.8.8</text:span> </text:p>
      <text:p text:style-name="First_20_paragraph">And again, press <text:span text:style-name="Source_5f_Text">Ctrl+C</text:span> to stop it.</text:p>
      <text:h text:style-name="Heading_20_4" text:outline-level="4"><text:bookmark-start text:name="interpreting-output-and-potential-issues"/>Interpreting Output and Potential Issues<text:bookmark-end text:name="interpreting-output-and-potential-issues"/></text:h>
      <text:list xml:id="list2116914025" text:style-name="L37">
        <text:list-item>
          <text:p text:style-name="P39"><text:span text:style-name="T1">Success (Similar to local ping)</text:span>: If you see replies from <text:span text:style-name="Source_5f_Text">8.8.8.8</text:span> with <text:span text:style-name="Source_5f_Text">0% packet loss</text:span>, it's a great sign! It means your server can successfully send traffic out through your default gateway and receive replies from the internet. This confirms your server's IP configuration (including gateway) and the internet connection itself are generally working.</text:p>
          <text:p text:style-name="P4">PING 8.8.8.8 (8.8.8.8) 56(84) bytes of data.</text:p>
          <text:p text:style-name="P4">64 bytes from 8.8.8.8: icmp_seq=1 ttl=118 time=15.2 ms</text:p>
          <text:p text:style-name="P4">64 bytes from 8.8.8.8: icmp_seq=2 ttl=118 time=15.1 ms</text:p>
          <text:p text:style-name="P4">^C</text:p>
          <text:p text:style-name="P4">--- 8.8.8.8 ping statistics ---</text:p>
          <text:p text:style-name="P4">2 packets transmitted, 2 received, 0% packet loss, time 1001ms</text:p>
        </text:list-item>
        <text:list-item>
          <text:p text:style-name="P39"><text:span text:style-name="T1">Failure (</text:span><text:span text:style-name="Source_5f_Text">Request timed out</text:span> <text:span text:style-name="T1">or</text:span> <text:span text:style-name="Source_5f_Text">Destination Host Unreachable</text:span><text:span text:style-name="T1">)</text:span>: If ping <text:span text:style-name="Source_5f_Text">8.8.8.8</text:span> fails, and you could successfully <text:span text:style-name="Source_5f_Text">ping</text:span> your default gateway, then the problem is likely beyond your server and its local network. Common reasons include:</text:p>
          <text:list text:style-name="L38">
            <text:list-item>
              <text:p text:style-name="P40"><text:span text:style-name="T1">Incorrect Default Gateway</text:span>: Double-check your <text:span text:style-name="Source_5f_Text">ip r</text:span> output. If the gateway address is wrong, traffic can't leave your local network.</text:p>
            </text:list-item>
            <text:list-item>
              <text:p text:style-name="P40"><text:span text:style-name="T1">Router/Firewall Issues</text:span>: Your router (which is your default gateway) might have issues, or there might be a firewall blocking outgoing traffic on the router/network level.</text:p>
            </text:list-item>
            <text:list-item>
              <text:p text:style-name="P40"><text:span text:style-name="T1">ISP (Internet Service Provider) Problems</text:span>: There might be an outage or issue with your internet service provider.</text:p>
            </text:list-item>
            <text:list-item>
              <text:p text:style-name="P40"><text:span text:style-name="T1">Firewall on your Linux Server</text:span>: Although we'll cover this in more detail later, your server's own firewall might be blocking outgoing <text:span text:style-name="Source_5f_Text">ping</text:span> requests, or incoming replies.</text:p>
            </text:list-item>
          </text:list>
          <text:p text:style-name="P39">This failure indicates that while your server can talk to its immediate neighbor (the gateway), the gateway isn't successfully forwarding that traffic to the internet, or the internet isn't sending replies back.</text:p>
        </text:list-item>
      </text:list>
      <text:p text:style-name="First_20_paragraph">By starting with a <text:span text:style-name="Source_5f_Text">ping</text:span> to a known external IP address, you can quickly differentiate between local network issues and problems further upstream on the internet.</text:p>
      <text:h text:style-name="Heading_20_3" text:outline-level="3"><text:bookmark-start text:name="identify-where-break-downs-occur-with-traceroute-or-mtr"/>Identify where Break Downs Occur with <text:span text:style-name="Source_5f_Text">traceroute</text:span> or <text:span text:style-name="Source_5f_Text">mtr</text:span><text:bookmark-end text:name="identify-where-break-downs-occur-with-traceroute-or-mtr"/></text:h>
      <text:p text:style-name="First_20_paragraph">Think of <text:span text:style-name="Source_5f_Text">traceroute</text:span> (or <text:span text:style-name="Source_5f_Text">mtr</text:span>) as a tool that maps the journey your network packets take from your server to a destination on the internet. Instead of just knowing if the mail arrived, this tool <text:soft-page-break/>shows you every post office, sorting facility, and road segment the mail went through on its way to the destination. This is incredibly useful for pinpointing the exact "hop" or router where connectivity issues occur.</text:p>
      <text:h text:style-name="Heading_20_4" text:outline-level="4"><text:bookmark-start text:name="the-traceroute-command"/>The traceroute Command<text:bookmark-end text:name="the-traceroute-command"/></text:h>
      <text:p text:style-name="First_20_paragraph"><text:span text:style-name="Source_5f_Text">traceroute</text:span> works by sending packets with increasing "Time To Live" (TTL) values. Each time a packet passes through a router (a "hop"), its TTL decreases by one. When the TTL reaches zero, the router sends an error message back to your server. By timing these error messages, <text:span text:style-name="Source_5f_Text">traceroute</text:span> can identify each router in the path.</text:p>
      <text:p text:style-name="Text_20_body">To use it, you'll typically specify an IP address or a hostname. Let's use Google's public DNS server again (<text:span text:style-name="Source_5f_Text">8.8.8.8</text:span>):</text:p>
      <text:p text:style-name="Preformatted_20_Text"><text:span text:style-name="ExtensionTok">traceroute</text:span><text:span text:style-name="NormalTok"> 8.8.8.8</text:span> </text:p>
      <text:p text:style-name="First_20_paragraph">The output will list a series of numbered lines, one for each "hop" or router encountered:</text:p>
      <text:p text:style-name="Preformatted_20_Text">traceroute to 8.8.8.8 (8.8.8.8), 30 hops max, 60 byte packets</text:p>
      <text:p text:style-name="Preformatted_20_Text"><text:s/>1 <text:s/>_gateway (192.168.1.1) <text:s/>0.722 ms <text:s/>0.706 ms <text:s/>0.686 ms</text:p>
      <text:p text:style-name="Preformatted_20_Text"><text:s/>2 <text:s/>some-isp-router-1.com (203.0.113.1) <text:s/>5.123 ms <text:s/>5.245 ms <text:s/>5.301 ms</text:p>
      <text:p text:style-name="Preformatted_20_Text"><text:s/>3 <text:s/>another-isp-router-2.com (198.51.100.1) <text:s/>12.345 ms <text:s/>12.398 ms <text:s/>12.411 ms</text:p>
      <text:p text:style-name="Preformatted_20_Text"><text:s/>4 <text:s/>google-router-a.net (172.253.x.x) <text:s/>15.001 ms <text:s/>15.023 ms <text:s/>15.045 ms</text:p>
      <text:p text:style-name="Preformatted_20_Text"><text:s/>5 <text:s/>google-router-b.net (142.250.y.y) <text:s/>15.111 ms <text:s/>15.132 ms <text:s/>15.154 ms</text:p>
      <text:p text:style-name="Preformatted_20_Text"><text:s/>6 <text:s/>dns.google (8.8.8.8) <text:s/>15.222 ms <text:s/>15.243 ms <text:s/>15.265 ms</text:p>
      <text:h text:style-name="Heading_20_5" text:outline-level="5"><text:bookmark-start text:name="interpreting-traceroute-output"/>Interpreting <text:span text:style-name="Source_5f_Text">traceroute</text:span> Output<text:bookmark-end text:name="interpreting-traceroute-output"/></text:h>
      <text:list xml:id="list2200154246" text:style-name="L39">
        <text:list-item>
          <text:p text:style-name="P41"><text:span text:style-name="T1">Hop Number (1, 2, 3...)</text:span>: Each number represents a router your packets passed through.</text:p>
        </text:list-item>
        <text:list-item>
          <text:p text:style-name="P41"><text:span text:style-name="T1">Hostname/IP Address</text:span>: The name (if resolvable) and IP address of the router at that hop.</text:p>
        </text:list-item>
        <text:list-item>
          <text:p text:style-name="P41"><text:span text:style-name="T1">Three Time Readings (e.g.,</text:span> <text:span text:style-name="Source_5f_Text">0.722 ms 0.706 ms 0.686 ms</text:span><text:span text:style-name="T1">)</text:span>: These are the times (latency) for three different probes sent to that router. Lower numbers are better.</text:p>
        </text:list-item>
      </text:list>
      <text:p text:style-name="First_20_paragraph"><text:span text:style-name="T1">What to look for when troubleshooting</text:span>:</text:p>
      <text:list xml:id="list2344753580" text:style-name="L40">
        <text:list-item>
          <text:p text:style-name="P42"><text:span text:style-name="T1">Asterisks (</text:span><text:span text:style-name="Source_5f_Text">* * *</text:span><text:span text:style-name="T1">)</text:span>: If you see three asterisks (<text:span text:style-name="Source_5f_Text">* * *</text:span>) for a hop, it means no response was received from that router. This is a strong indicator of a problem!</text:p>
          <text:list text:style-name="L41">
            <text:list-item>
              <text:p text:style-name="P43">If asterisks appear at a specific hop and continue for all subsequent hops, it usually means the connection is breaking down at or after that point. The router at that hop might be down, misconfigured, or a firewall might be blocking traffic.</text:p>
            </text:list-item>
            <text:list-item>
              <text:p text:style-name="P43">If you see asterisks for some hops but then responses resume later, it might just mean that particular router doesn't prioritize responding to <text:span text:style-name="Source_5f_Text">traceroute</text:span> probes, or there's temporary congestion. It's the sustained <text:span text:style-name="Source_5f_Text">* * *</text:span> that's the real concern.</text:p>
            </text:list-item>
          </text:list>
        </text:list-item>
        <text:list-item>
          <text:p text:style-name="P42"><text:span text:style-name="T1">Sudden Increase in Latency</text:span>: A sudden jump in the time readings at a specific hop (e.g., from 10ms to 200ms) can indicate network congestion or a problem with that particular router.</text:p>
        </text:list-item>
      </text:list>
      <text:h text:style-name="Heading_20_4" text:outline-level="4"><text:bookmark-start text:name="the-mtr-command-my-traceroute"/>The mtr Command (My Traceroute)<text:bookmark-end text:name="the-mtr-command-my-traceroute"/></text:h>
      <text:p text:style-name="First_20_paragraph"><text:span text:style-name="Source_5f_Text">mtr</text:span> combines the functionality of <text:span text:style-name="Source_5f_Text">ping</text:span> and <text:span text:style-name="Source_5f_Text">traceroute</text:span> into a single, continuously updating display. It provides a real-time view of packet loss and latency to each hop. It's often preferred <text:soft-page-break/>for continuous monitoring.</text:p>
      <text:p text:style-name="Text_20_body">To use it:</text:p>
      <text:p text:style-name="Preformatted_20_Text"><text:span text:style-name="ExtensionTok">mtr</text:span><text:span text:style-name="NormalTok"> 8.8.8.8</text:span> </text:p>
      <text:p text:style-name="First_20_paragraph">It will show a live updating table. Press <text:span text:style-name="Source_5f_Text">q</text:span> to quit.</text:p>
      <text:p text:style-name="Preformatted_20_Text"><text:s text:c="33"/>My traceroute <text:s/>[v0.94]</text:p>
      <text:p text:style-name="Preformatted_20_Text">your_server (0.0.0.0) <text:s text:c="36"/>2025-05-27T14:06:32-0700</text:p>
      <text:p text:style-name="Preformatted_20_Text">Keys: <text:s/>Help <text:s text:c="2"/>Display mode <text:s text:c="2"/>Restart statistics <text:s text:c="2"/>Order of fields <text:s text:c="2"/>quit</text:p>
      <text:p text:style-name="Preformatted_20_Text"><text:s text:c="62"/>Packets <text:s text:c="14"/>Pings</text:p>
      <text:p text:style-name="Preformatted_20_Text"><text:s/>Host <text:s text:c="41"/>Loss% <text:s text:c="2"/>Snt <text:s text:c="2"/>Last <text:s text:c="2"/>Avg <text:s/>Best <text:s/>Wrst StDev</text:p>
      <text:p text:style-name="Preformatted_20_Text"><text:s/>1. _gateway <text:s text:c="35"/>0.0% <text:s text:c="3"/>10 <text:s text:c="3"/>0.7 <text:s text:c="2"/>0.7 <text:s text:c="2"/>0.6 <text:s text:c="2"/>0.8 <text:s text:c="2"/>0.1</text:p>
      <text:p text:style-name="Preformatted_20_Text"><text:s/>2. some-isp-router-1.com <text:s text:c="22"/>0.0% <text:s text:c="3"/>10 <text:s text:c="3"/>5.2 <text:s text:c="2"/>5.3 <text:s text:c="2"/>5.1 <text:s text:c="2"/>5.5 <text:s text:c="2"/>0.1</text:p>
      <text:p text:style-name="Preformatted_20_Text"><text:s/>3. another-isp-router-2.com <text:s text:c="19"/>0.0% <text:s text:c="3"/>10 <text:s text:c="2"/>12.4 <text:s/>12.4 <text:s/>12.3 <text:s/>12.5 <text:s text:c="2"/>0.0</text:p>
      <text:p text:style-name="Preformatted_20_Text"><text:s/>4. google-router-a.net <text:s text:c="24"/>0.0% <text:s text:c="3"/>10 <text:s text:c="2"/>15.0 <text:s/>15.0 <text:s/>15.0 <text:s/>15.1 <text:s text:c="2"/>0.0</text:p>
      <text:p text:style-name="Preformatted_20_Text"><text:s/>5. google-router-b.net <text:s text:c="24"/>0.0% <text:s text:c="3"/>10 <text:s text:c="2"/>15.1 <text:s/>15.1 <text:s/>15.1 <text:s/>15.2 <text:s text:c="2"/>0.0</text:p>
      <text:p text:style-name="Preformatted_20_Text"><text:s/>6. dns.google <text:s text:c="33"/>0.0% <text:s text:c="3"/>10 <text:s text:c="2"/>15.2 <text:s/>15.2 <text:s/>15.2 <text:s/>15.3 <text:s text:c="2"/>0.0</text:p>
      <text:list xml:id="list3831935819" text:style-name="L42">
        <text:list-item>
          <text:p text:style-name="P44"><text:span text:style-name="Source_5f_Text">Loss%</text:span>: This is the most crucial column. If you see high or increasing packet loss at a particular hop, it indicates a problem at that specific point in the network path.</text:p>
        </text:list-item>
        <text:list-item>
          <text:p text:style-name="P44"><text:span text:style-name="Source_5f_Text">Avg</text:span> <text:span text:style-name="T1">(Average Ping)</text:span>: The average latency to that hop.</text:p>
        </text:list-item>
      </text:list>
      <text:p text:style-name="First_20_paragraph"><text:span text:style-name="T1">When to use</text:span> <text:span text:style-name="Source_5f_Text">traceroute</text:span><text:span text:style-name="T1">/</text:span><text:span text:style-name="Source_5f_Text">mtr</text:span>: After you've confirmed that your server's local network connection and default gateway are working, but you <text:span text:style-name="T2">still</text:span> can't reach external services (e.g., <text:span text:style-name="Source_5f_Text">ping 8.8.8.8</text:span> fails), <text:span text:style-name="Source_5f_Text">traceroute</text:span> or <text:span text:style-name="Source_5f_Text">mtr</text:span> is your next go-to tool. It helps you determine if the problem is with your ISP, an upstream router, or the destination itself.</text:p>
      <text:h text:style-name="Heading_20_3" text:outline-level="3"><text:bookmark-start text:name="using-dig-and-nslookup-to-diagnose-dns-resolution-problems"/>Using <text:span text:style-name="Source_5f_Text">dig</text:span> and <text:span text:style-name="Source_5f_Text">nslookup</text:span> to Diagnose DNS Resolution Problems<text:bookmark-end text:name="using-dig-and-nslookup-to-diagnose-dns-resolution-problems"/></text:h>
      <text:p text:style-name="First_20_paragraph">Remember our "office directory" analogy for DNS? Even if your server's network connection is perfectly fine (you can ping <text:span text:style-name="Source_5f_Text">8.8.8.8</text:span> successfully!), if its DNS server settings (<text:span text:style-name="Source_5f_Text">/etc/resolv.conf</text:span>) are wrong, or if the DNS server itself is having issues, your server won't be able to translate <text:span text:style-name="Source_5f_Text">google.com</text:span> into an IP address. This means you won't be able to access websites or services by their human-readable names.</text:p>
      <text:h text:style-name="Heading_20_4" text:outline-level="4"><text:bookmark-start text:name="the-dig-command-domain-information-groper"/>The <text:span text:style-name="Source_5f_Text">dig</text:span> Command (Domain Information Groper)<text:bookmark-end text:name="the-dig-command-domain-information-groper"/></text:h>
      <text:p text:style-name="First_20_paragraph"><text:span text:style-name="Source_5f_Text">dig</text:span> is a powerful and flexible tool for querying DNS name servers. It's often preferred by administrators for its detailed output.</text:p>
      <text:p text:style-name="Text_20_body">To check if your server can resolve a domain name like <text:span text:style-name="Source_5f_Text">google.com</text:span>, you'd type:</text:p>
      <text:p text:style-name="Preformatted_20_Text"><text:soft-page-break/><text:span text:style-name="ExtensionTok">dig</text:span><text:span text:style-name="NormalTok"> google.com</text:span> </text:p>
      <text:p text:style-name="First_20_paragraph"><text:span text:style-name="T1">Successful</text:span> <text:span text:style-name="Source_5f_Text">dig</text:span> <text:span text:style-name="T1">Output Example</text:span>:</text:p>
      <text:p text:style-name="Preformatted_20_Text">; &lt;&lt;&gt;&gt; DiG 9.16.1-Ubuntu &lt;&lt;&gt;&gt; google.com</text:p>
      <text:p text:style-name="Preformatted_20_Text">;; global options: +cmd</text:p>
      <text:p text:style-name="Preformatted_20_Text">;; Got answer:</text:p>
      <text:p text:style-name="Preformatted_20_Text">;; -&gt;&gt;HEADER&lt;&lt;- opcode: QUERY, status: NOERROR, id: 36726</text:p>
      <text:p text:style-name="Preformatted_20_Text">;; flags: qr rd ra; QUERY: 1, ANSWER: 1, AUTHORITY: 0, ADDITIONAL: 1</text:p>
      <text:p text:style-name="Preformatted_20_Text"/>
      <text:p text:style-name="Preformatted_20_Text">;; OPT PSEUDOSECTION:</text:p>
      <text:p text:style-name="Preformatted_20_Text">; EDNS: version: 0, flags:; udp: 65494</text:p>
      <text:p text:style-name="Preformatted_20_Text">;; QUESTION SECTION:</text:p>
      <text:p text:style-name="Preformatted_20_Text">;google.com. <text:s text:c="19"/>IN <text:s text:c="5"/>A</text:p>
      <text:p text:style-name="Preformatted_20_Text"/>
      <text:p text:style-name="Preformatted_20_Text">;; ANSWER SECTION:</text:p>
      <text:p text:style-name="Preformatted_20_Text">google.com. <text:s text:c="12"/>299 <text:s text:c="4"/>IN <text:s text:c="5"/>A <text:s text:c="6"/>142.250.190.46</text:p>
      <text:p text:style-name="Preformatted_20_Text"/>
      <text:p text:style-name="Preformatted_20_Text">;; Query time: 15 msec</text:p>
      <text:p text:style-name="Preformatted_20_Text">;; SERVER: 127.0.0.53#53(127.0.0.53)</text:p>
      <text:p text:style-name="Preformatted_20_Text">;; WHEN: Tue May 27 14:06:01 PDT 2025</text:p>
      <text:p text:style-name="Preformatted_20_Text">;; MSG SIZE <text:s/>rcvd: 55</text:p>
      <text:p text:style-name="First_20_paragraph"><text:span text:style-name="T1">Key things to look for in successful dig output</text:span>:</text:p>
      <text:list xml:id="list2142008728" text:style-name="L43">
        <text:list-item>
          <text:p text:style-name="P45"><text:span text:style-name="Source_5f_Text">status: NOERROR</text:span>: This is the most important part. It means the DNS query was successful and no error occurred.</text:p>
        </text:list-item>
        <text:list-item>
          <text:p text:style-name="P45"><text:span text:style-name="Source_5f_Text">ANSWER SECTION</text:span>: This section will contain the IP address (or addresses) that correspond to the domain name you queried. In this example, <text:span text:style-name="Source_5f_Text">google.com</text:span> resolved to <text:span text:style-name="Source_5f_Text">142.250.190.46</text:span>.</text:p>
        </text:list-item>
        <text:list-item>
          <text:p text:style-name="P45"><text:span text:style-name="Source_5f_Text">Query time</text:span>: How long it took to get the answer.</text:p>
        </text:list-item>
        <text:list-item>
          <text:p text:style-name="P45"><text:span text:style-name="Source_5f_Text">SERVER</text:span>: The IP address of the DNS server that provided the answer. This should match one of the nameserver entries in your <text:span text:style-name="Source_5f_Text">/etc/resolv.conf</text:span>.</text:p>
        </text:list-item>
      </text:list>
      <text:p text:style-name="First_20_paragraph"><text:span text:style-name="T1">Unsuccessful</text:span> <text:span text:style-name="Source_5f_Text">dig</text:span> <text:span text:style-name="T1">Output Example (Common issues)</text:span>:</text:p>
      <text:p text:style-name="Text_20_body">If you see output like this, it indicates a DNS problem:</text:p>
      <text:p text:style-name="Preformatted_20_Text">; &lt;&lt;&gt;&gt; DiG 9.16.1-Ubuntu &lt;&lt;&gt;&gt; non-existent-domain12345.com</text:p>
      <text:p text:style-name="Preformatted_20_Text">;; global options: +cmd</text:p>
      <text:p text:style-name="Preformatted_20_Text">;; Got answer:</text:p>
      <text:p text:style-name="Preformatted_20_Text">;; -&gt;&gt;HEADER&lt;&lt;- opcode: QUERY, status: NXDOMAIN, id: 12345</text:p>
      <text:p text:style-name="Preformatted_20_Text">;; flags: qr rd ra; QUERY: 1, ANSWER: 0, AUTHORITY: 1, ADDITIONAL: 1</text:p>
      <text:p text:style-name="Preformatted_20_Text"/>
      <text:p text:style-name="Preformatted_20_Text">;; WARNING: recursion requested but not available from type</text:p>
      <text:p text:style-name="Preformatted_20_Text">;; SERVER: 127.0.0.53#53(127.0.0.53)</text:p>
      <text:p text:style-name="Preformatted_20_Text">;; WHEN: Tue May 27 14:07:01 PDT 2025</text:p>
      <text:p text:style-name="Preformatted_20_Text">;; MSG SIZE <text:s/>rcvd: 139</text:p>
      <text:list xml:id="list50582546" text:style-name="L44">
        <text:list-item>
          <text:p text:style-name="P46"><text:span text:style-name="Source_5f_Text">status: NXDOMAIN</text:span>: This means "Non-Existent Domain." The DNS server you queried responded that the domain name you asked for does not exist. This is usually what you'd see if you typed a typo like <text:span text:style-name="Source_5f_Text">googe.com</text:span> or a domain that truly doesn't exist.</text:p>
        </text:list-item>
      </text:list>
      <text:p text:style-name="First_20_paragraph">Another common failure when the DNS server itself is unreachable:</text:p>
      <text:p text:style-name="Preformatted_20_Text">; &lt;&lt;&gt;&gt; DiG 9.16.1-Ubuntu &lt;&lt;&gt;&gt; google.com</text:p>
      <text:p text:style-name="Preformatted_20_Text"><text:soft-page-break/>;; global options: +cmd</text:p>
      <text:p text:style-name="Preformatted_20_Text">;; connection timed out; no servers could be reached</text:p>
      <text:list xml:id="list2448056066" text:style-name="L45">
        <text:list-item>
          <text:p text:style-name="P47"><text:span text:style-name="Source_5f_Text">connection timed out; no servers could be reached</text:span>: This is critical. It means your server couldn't even talk to its configured DNS servers. This points to issues like:</text:p>
          <text:list text:style-name="L46">
            <text:list-item>
              <text:p text:style-name="P48">Incorrect DNS server IP addresses in <text:span text:style-name="Source_5f_Text">/etc/resolv.conf</text:span>.</text:p>
            </text:list-item>
            <text:list-item>
              <text:p text:style-name="P48">Your DNS server being down or unreachable (e.g., firewall blocking access to it).</text:p>
            </text:list-item>
            <text:list-item>
              <text:p text:style-name="P48">A network issue preventing access to any DNS server.</text:p>
            </text:list-item>
          </text:list>
        </text:list-item>
      </text:list>
      <text:h text:style-name="Heading_20_4" text:outline-level="4"><text:bookmark-start text:name="the-nslookup-command-name-server-lookup"/>The <text:span text:style-name="Source_5f_Text">nslookup</text:span> Command (Name Server Lookup)<text:bookmark-end text:name="the-nslookup-command-name-server-lookup"/></text:h>
      <text:p text:style-name="First_20_paragraph"><text:span text:style-name="Source_5f_Text">nslookup</text:span> is another command-line tool for querying DNS. It's simpler and often used for quick checks.</text:p>
      <text:p text:style-name="Text_20_body">To query:</text:p>
      <text:p text:style-name="Preformatted_20_Text"><text:span text:style-name="ExtensionTok">nslookup</text:span><text:span text:style-name="NormalTok"> google.com</text:span> </text:p>
      <text:p text:style-name="First_20_paragraph"><text:span text:style-name="T1">Successful</text:span> <text:span text:style-name="Source_5f_Text">nslookup</text:span> <text:span text:style-name="T1">Output Example</text:span>:</text:p>
      <text:p text:style-name="Preformatted_20_Text">Server: <text:s text:c="8"/>127.0.0.53</text:p>
      <text:p text:style-name="Preformatted_20_Text">Address: <text:s text:c="7"/>127.0.0.53#53</text:p>
      <text:p text:style-name="Preformatted_20_Text"/>
      <text:p text:style-name="Preformatted_20_Text">Non-authoritative answer:</text:p>
      <text:p text:style-name="Preformatted_20_Text">Name: <text:s text:c="2"/>google.com</text:p>
      <text:p text:style-name="Preformatted_20_Text">Address: 142.250.190.46</text:p>
      <text:p text:style-name="First_20_paragraph"><text:span text:style-name="T1">Unsuccessful</text:span> <text:span text:style-name="Source_5f_Text">nslookup</text:span> <text:span text:style-name="T1">Output Example</text:span>:</text:p>
      <text:p text:style-name="Preformatted_20_Text">Server: <text:s text:c="8"/>127.0.0.53</text:p>
      <text:p text:style-name="Preformatted_20_Text">Address: <text:s text:c="7"/>127.0.0.53#53</text:p>
      <text:p text:style-name="Preformatted_20_Text"/>
      <text:p text:style-name="Preformatted_20_Text">** server can't find non-existent-domain12345.com: NXDOMAIN</text:p>
      <text:p text:style-name="First_20_paragraph">And if the DNS server is unreachable:</text:p>
      <text:p text:style-name="Preformatted_20_Text">;; connection timed out; no servers could be reached</text:p>
      <text:p text:style-name="First_20_paragraph"><text:span text:style-name="T1">When to Use</text:span> <text:span text:style-name="Source_5f_Text">dig</text:span> <text:span text:style-name="T1">or</text:span> <text:span text:style-name="Source_5f_Text">nslookup</text:span>:</text:p>
      <text:p text:style-name="Text_20_body">Use these tools when:</text:p>
      <text:list xml:id="list754207839" text:style-name="L47">
        <text:list-item>
          <text:p text:style-name="P49">You can <text:span text:style-name="Source_5f_Text">ping</text:span> external IP addresses (like <text:span text:style-name="Source_5f_Text">8.8.8.8</text:span>) successfully, but you cannot access websites or services by their domain names (e.g., <text:span text:style-name="Source_5f_Text">ping google.com</text:span> fails, but <text:span text:style-name="Source_5f_Text">ping 142.250.190.46</text:span> works). This specifically points to a DNS resolution problem.</text:p>
        </text:list-item>
        <text:list-item>
          <text:p text:style-name="P49">You want to verify which DNS server your system is actually using to resolve names.</text:p>
        </text:list-item>
      </text:list>
      <text:h text:style-name="Heading_20_2" text:outline-level="2"><text:bookmark-start text:name="checking-firewall-rules"/>Checking Firewall Rules<text:bookmark-end text:name="checking-firewall-rules"/></text:h>
      <text:p text:style-name="First_20_paragraph">Think of your server's firewall like a security guard standing at the door of your "house" (your server). This guard has a strict set of rules about who can come in and who can go out, and what "packages" (network traffic) are allowed. If the guard's rules are too restrictive, even legitimate traffic might be blocked.</text:p>
      <text:p text:style-name="Text_20_body">Linux servers commonly use one of two main firewall management tools: <text:span text:style-name="Source_5f_Text">iptables</text:span> or <text:soft-page-break/><text:span text:style-name="Source_5f_Text">firewalld</text:span> (which uses <text:span text:style-name="Source_5f_Text">firewall-cmd</text:span>). You'll typically find one or the other active on a modern Linux distribution.</text:p>
      <text:h text:style-name="Heading_20_3" text:outline-level="3"><text:bookmark-start text:name="inspecting-iptables-rules"/>Inspecting <text:span text:style-name="Source_5f_Text">iptables</text:span> Rules<text:bookmark-end text:name="inspecting-iptables-rules"/></text:h>
      <text:p text:style-name="First_20_paragraph">If your server uses <text:span text:style-name="Source_5f_Text">iptables</text:span> directly, you can list its rules with:</text:p>
      <text:p text:style-name="Preformatted_20_Text"><text:span text:style-name="FunctionTok">sudo</text:span><text:span text:style-name="NormalTok"> iptables </text:span><text:span text:style-name="AttributeTok">-L</text:span><text:span text:style-name="NormalTok"> </text:span><text:span text:style-name="AttributeTok">-n</text:span><text:span text:style-name="NormalTok"> </text:span><text:span text:style-name="AttributeTok">-v</text:span> </text:p>
      <text:list xml:id="list2130063721" text:style-name="L48">
        <text:list-item>
          <text:p text:style-name="P50"><text:span text:style-name="Source_5f_Text">sudo</text:span>: You'll often need superuser privileges to view or modify firewall rules.</text:p>
        </text:list-item>
        <text:list-item>
          <text:p text:style-name="P50"><text:span text:style-name="Source_5f_Text">-L</text:span>: Lists all rules in all chains.</text:p>
        </text:list-item>
        <text:list-item>
          <text:p text:style-name="P50"><text:span text:style-name="Source_5f_Text">-n</text:span>: Shows IP addresses and port numbers in numeric format, which is easier to read than names.</text:p>
        </text:list-item>
        <text:list-item>
          <text:p text:style-name="P50"><text:span text:style-name="Source_5f_Text">-v</text:span>: Provides verbose output, including packet and byte counters, which can show if rules are actually being hit.</text:p>
        </text:list-item>
      </text:list>
      <text:p text:style-name="First_20_paragraph">The output can be quite detailed, but here's what to look for:</text:p>
      <text:p text:style-name="Preformatted_20_Text">Chain INPUT (policy ACCEPT 0 packets, 0 bytes)</text:p>
      <text:p text:style-name="Preformatted_20_Text"><text:s/>pkts bytes target <text:s text:c="4"/>prot opt in <text:s text:c="4"/>out <text:s text:c="4"/>source <text:s text:c="14"/>destination</text:p>
      <text:p text:style-name="Preformatted_20_Text"><text:s text:c="3"/>10 <text:s/>600 ACCEPT <text:s text:c="4"/>all <text:s/>-- <text:s/>lo <text:s text:c="4"/>any <text:s text:c="4"/>0.0.0.0/0 <text:s text:c="11"/>0.0.0.0/0</text:p>
      <text:p text:style-name="Preformatted_20_Text"><text:s text:c="4"/>5 <text:s/>300 ACCEPT <text:s text:c="4"/>tcp <text:s/>-- <text:s/>any <text:s text:c="3"/>any <text:s text:c="4"/>0.0.0.0/0 <text:s text:c="11"/>0.0.0.0/0 <text:s text:c="11"/>tcp dpt:22 state NEW,ESTABLISHED</text:p>
      <text:p text:style-name="Preformatted_20_Text"><text:s text:c="4"/>0 <text:s text:c="3"/>0 DROP <text:s text:c="6"/>all <text:s/>-- <text:s/>any <text:s text:c="3"/>any <text:s text:c="4"/>0.0.0.0/0 <text:s text:c="11"/>0.0.0.0/0</text:p>
      <text:p text:style-name="Preformatted_20_Text"/>
      <text:p text:style-name="Preformatted_20_Text">Chain FORWARD (policy ACCEPT 0 packets, 0 bytes)</text:p>
      <text:p text:style-name="Preformatted_20_Text"><text:s/>pkts bytes target <text:s text:c="4"/>prot opt in <text:s text:c="4"/>out <text:s text:c="4"/>source <text:s text:c="14"/>destination</text:p>
      <text:p text:style-name="Preformatted_20_Text"/>
      <text:p text:style-name="Preformatted_20_Text">Chain OUTPUT (policy ACCEPT 0 packets, 0 bytes)</text:p>
      <text:p text:style-name="Preformatted_20_Text"><text:s/>pkts bytes target <text:s text:c="4"/>prot opt in <text:s text:c="4"/>out <text:s text:c="4"/>source <text:s text:c="14"/>destination</text:p>
      <text:list xml:id="list82717185" text:style-name="L49">
        <text:list-item>
          <text:p text:style-name="P51"><text:span text:style-name="Source_5f_Text">Chain INPUT</text:span>: Rules for traffic coming into your server.</text:p>
        </text:list-item>
        <text:list-item>
          <text:p text:style-name="P51"><text:span text:style-name="Source_5f_Text">Chain OUTPUT</text:span>: Rules for traffic leaving your server.</text:p>
        </text:list-item>
        <text:list-item>
          <text:p text:style-name="P51"><text:span text:style-name="Source_5f_Text">Chain FORWARD</text:span>: Rules for traffic passing through your server (if it's acting as a router).</text:p>
        </text:list-item>
        <text:list-item>
          <text:p text:style-name="P51"><text:span text:style-name="Source_5f_Text">policy ACCEPT</text:span> <text:span text:style-name="T1">or</text:span> <text:span text:style-name="Source_5f_Text">policy DROP</text:span>: This is the default action for a chain if no specific rule matches. If it's <text:span text:style-name="Source_5f_Text">DROP</text:span> on <text:span text:style-name="Source_5f_Text">INPUT</text:span> or <text:span text:style-name="Source_5f_Text">OUTPUT</text:span> and you don't have explicit <text:span text:style-name="Source_5f_Text">ACCEPT</text:span> rules, that's a problem!</text:p>
        </text:list-item>
        <text:list-item>
          <text:p text:style-name="P51"><text:span text:style-name="Source_5f_Text">target</text:span> <text:span text:style-name="T1">(e.g.,</text:span> <text:span text:style-name="Source_5f_Text">ACCEPT</text:span><text:span text:style-name="T1">,</text:span> <text:span text:style-name="Source_5f_Text">DROP</text:span><text:span text:style-name="T1">,</text:span> <text:span text:style-name="Source_5f_Text">REJECT</text:span><text:span text:style-name="T1">)</text:span>: What action to take if a packet matches the rule.</text:p>
        </text:list-item>
        <text:list-item>
          <text:p text:style-name="P51"><text:span text:style-name="Source_5f_Text">prot</text:span> <text:span text:style-name="T1">(protocol)</text:span>: <text:span text:style-name="Source_5f_Text">tcp</text:span>, <text:span text:style-name="Source_5f_Text">udp</text:span>, <text:span text:style-name="Source_5f_Text">icmp</text:span> (for ping), or <text:span text:style-name="Source_5f_Text">all</text:span>.</text:p>
        </text:list-item>
        <text:list-item>
          <text:p text:style-name="P51"><text:span text:style-name="Source_5f_Text">dpt</text:span> <text:span text:style-name="T1">(destination port)</text:span>: The port number the traffic is trying to reach (e.g., <text:span text:style-name="Source_5f_Text">22</text:span> for SSH, <text:span text:style-name="Source_5f_Text">80</text:span> for HTTP).</text:p>
        </text:list-item>
      </text:list>
      <text:h text:style-name="Heading_20_3" text:outline-level="3"><text:bookmark-start text:name="inspecting-firewalld-rules"/>Inspecting <text:span text:style-name="Source_5f_Text">firewalld</text:span> Rules<text:bookmark-end text:name="inspecting-firewalld-rules"/></text:h>
      <text:p text:style-name="First_20_paragraph">If your server uses <text:span text:style-name="Source_5f_Text">firewalld</text:span> (common on Red Hat-based systems like CentOS/RHEL/Fedora), you'll use the <text:span text:style-name="Source_5f_Text">firewall-cmd</text:span> command:</text:p>
      <text:p text:style-name="Preformatted_20_Text"><text:span text:style-name="FunctionTok">sudo</text:span><text:span text:style-name="NormalTok"> firewall-cmd </text:span><text:span text:style-name="AttributeTok">--list-all</text:span> </text:p>
      <text:p text:style-name="First_20_paragraph"><text:soft-page-break/>The output will be structured by zones, which are like different security profiles for different network connections:</text:p>
      <text:p text:style-name="Preformatted_20_Text">public (active)</text:p>
      <text:p text:style-name="Preformatted_20_Text"><text:s text:c="2"/>target: default</text:p>
      <text:p text:style-name="Preformatted_20_Text"><text:s text:c="2"/>icmp-block-inversion: no</text:p>
      <text:p text:style-name="Preformatted_20_Text"><text:s text:c="2"/>interfaces: eth0</text:p>
      <text:p text:style-name="Preformatted_20_Text"><text:s text:c="2"/>sources:</text:p>
      <text:p text:style-name="Preformatted_20_Text"><text:s text:c="2"/>services: ssh dhcpv6-client http</text:p>
      <text:p text:style-name="Preformatted_20_Text"><text:s text:c="2"/>ports:</text:p>
      <text:p text:style-name="Preformatted_20_Text"><text:s text:c="2"/>protocols:</text:p>
      <text:p text:style-name="Preformatted_20_Text"><text:s text:c="2"/>masquerade: no</text:p>
      <text:p text:style-name="Preformatted_20_Text"><text:s text:c="2"/>forward-ports:</text:p>
      <text:p text:style-name="Preformatted_20_Text"><text:s text:c="2"/>source-ports:</text:p>
      <text:p text:style-name="Preformatted_20_Text"><text:s text:c="2"/>icmp-blocks:</text:p>
      <text:p text:style-name="Preformatted_20_Text"><text:s text:c="2"/>rich rules:</text:p>
      <text:p text:style-name="First_20_paragraph"><text:span text:style-name="T1">Key things to look for in firewalld output</text:span>:</text:p>
      <text:list xml:id="list1461556055" text:style-name="L50">
        <text:list-item>
          <text:p text:style-name="P52"><text:span text:style-name="Source_5f_Text">interfaces:</text:span>: Which network interfaces are assigned to this zone.</text:p>
        </text:list-item>
        <text:list-item>
          <text:p text:style-name="P52"><text:span text:style-name="Source_5f_Text">services:</text:span>: Allowed services (like <text:span text:style-name="Source_5f_Text">ssh</text:span>, <text:span text:style-name="Source_5f_Text">http</text:span>, <text:span text:style-name="Source_5f_Text">https</text:span>, <text:span text:style-name="Source_5f_Text">dns</text:span>). If a service you expect to work isn't listed, it's likely blocked.</text:p>
        </text:list-item>
        <text:list-item>
          <text:p text:style-name="P52"><text:span text:style-name="Source_5f_Text">ports:</text:span>: Specific port numbers allowed (e.g., <text:span text:style-name="Source_5f_Text">80/tcp</text:span>, <text:span text:style-name="Source_5f_Text">443/tcp</text:span>).</text:p>
        </text:list-item>
      </text:list>
      <text:p text:style-name="First_20_paragraph"><text:span text:style-name="T1">Common Firewall Scenarios Leading to Connectivity Issues</text:span>:</text:p>
      <text:list xml:id="list3029054629" text:style-name="L51">
        <text:list-item>
          <text:p text:style-name="P53"><text:span text:style-name="T1">Incoming Traffic Blocked</text:span>: If you can't connect to your server (e.g., SSH, web server), but your server can connect out, the <text:span text:style-name="Source_5f_Text">INPUT</text:span> chain in <text:span text:style-name="Source_5f_Text">iptables</text:span> or the <text:span text:style-name="Source_5f_Text">services/ports</text:span> in <text:span text:style-name="Source_5f_Text">firewalld</text:span> are likely blocking the inbound connection.</text:p>
        </text:list-item>
        <text:list-item>
          <text:p text:style-name="P53"><text:span text:style-name="T1">Outgoing Traffic Blocked</text:span>: Less common by default, but possible in highly secured environments. If your server can't reach anything even after passing all previous checks, the <text:span text:style-name="Source_5f_Text">OUTPUT</text:span> chain in <text:span text:style-name="Source_5f_Text">iptables</text:span> or specific outbound rules in <text:span text:style-name="Source_5f_Text">firewalld</text:span> might be the culprit. This would block things like ping and web requests originating from your server.</text:p>
        </text:list-item>
        <text:list-item>
          <text:p text:style-name="P53"><text:span text:style-name="T1">Specific Ports Blocked</text:span>: Even if general connectivity works, a specific application might fail if its required port is blocked (e.g., your web server on port 80 is unreachable, but SSH on port 22 works).</text:p>
        </text:list-item>
      </text:list>
      <text:h text:style-name="Heading_20_3" text:outline-level="3"><text:bookmark-start text:name="inspecting-ufw-rules"/>Inspecting <text:span text:style-name="Source_5f_Text">ufw</text:span> Rules<text:bookmark-end text:name="inspecting-ufw-rules"/></text:h>
      <text:p text:style-name="First_20_paragraph">If your server uses <text:span text:style-name="Source_5f_Text">ufw</text:span>, it's essentially a user-friendly front-end for <text:span text:style-name="Source_5f_Text">iptables</text:span>. While the underlying rules are still <text:span text:style-name="Source_5f_Text">iptables</text:span>, <text:span text:style-name="Source_5f_Text">ufw</text:span> simplifies their management.</text:p>
      <text:p text:style-name="Text_20_body">To check <text:span text:style-name="Source_5f_Text">ufw</text:span>'s status and rules, you'll use:</text:p>
      <text:p text:style-name="Preformatted_20_Text"><text:span text:style-name="FunctionTok">sudo</text:span><text:span text:style-name="NormalTok"> ufw status verbose</text:span> </text:p>
      <text:p text:style-name="First_20_paragraph">Here's what you might see:</text:p>
      <text:p text:style-name="Preformatted_20_Text">Status: active</text:p>
      <text:p text:style-name="Preformatted_20_Text">Logging: on (low)</text:p>
      <text:p text:style-name="Preformatted_20_Text">Default: deny (incoming), allow (outgoing), disabled (routed)</text:p>
      <text:p text:style-name="Preformatted_20_Text">New profiles: skip</text:p>
      <text:p text:style-name="Preformatted_20_Text"/>
      <text:p text:style-name="Preformatted_20_Text">To <text:s text:c="24"/>Action <text:s text:c="5"/>From</text:p>
      <text:p text:style-name="Preformatted_20_Text"><text:soft-page-break/>-- <text:s text:c="24"/>------ <text:s text:c="5"/>----</text:p>
      <text:p text:style-name="Preformatted_20_Text">22/tcp <text:s text:c="20"/>ALLOW <text:s text:c="6"/>Anywhere</text:p>
      <text:p text:style-name="Preformatted_20_Text">80/tcp <text:s text:c="20"/>ALLOW <text:s text:c="6"/>Anywhere</text:p>
      <text:p text:style-name="Preformatted_20_Text">Anywhere <text:s text:c="18"/>ALLOW <text:s text:c="6"/>192.168.1.0/24</text:p>
      <text:p text:style-name="First_20_paragraph">Key things to look for in <text:span text:style-name="Source_5f_Text">ufw</text:span> output:</text:p>
      <text:list xml:id="list2045253001" text:style-name="L52">
        <text:list-item>
          <text:p text:style-name="P54"><text:span text:style-name="Source_5f_Text">Status: active</text:span>: This indicates that <text:span text:style-name="Source_5f_Text">ufw</text:span> is running and enforcing its rules. If it says <text:span text:style-name="Source_5f_Text">inactive</text:span>, your firewall is off, and traffic isn't being filtered by <text:span text:style-name="Source_5f_Text">ufw</text:span>.</text:p>
        </text:list-item>
        <text:list-item>
          <text:p text:style-name="P54"><text:span text:style-name="Source_5f_Text">Default: deny (incoming), allow (outgoing), disabled (routed)</text:span>: These are the default policies. A common secure setup is to <text:span text:style-name="Source_5f_Text">deny</text:span> incoming traffic by default and <text:span text:style-name="Source_5f_Text">allow</text:span> outgoing traffic. If your incoming traffic is blocked, this <text:span text:style-name="Source_5f_Text">deny (incoming)</text:span> policy is likely why, unless you have explicit <text:span text:style-name="Source_5f_Text">ALLOW</text:span> rules.</text:p>
        </text:list-item>
        <text:list-item>
          <text:p text:style-name="P54"><text:span text:style-name="T1">The rule list (e.g.,</text:span> <text:span text:style-name="Source_5f_Text">22/tcp ALLOW Anywhere</text:span>)<text:span text:style-name="T1">:</text:span> These are the specific rules you've configured.</text:p>
          <text:list text:style-name="L53">
            <text:list-item>
              <text:p text:style-name="P55"><text:span text:style-name="Source_5f_Text">To</text:span>: The destination port or service on your server.</text:p>
            </text:list-item>
            <text:list-item>
              <text:p text:style-name="P55"><text:span text:style-name="Source_5f_Text">Action</text:span>: <text:span text:style-name="Source_5f_Text">ALLOW</text:span> (permit traffic), <text:span text:style-name="Source_5f_Text">DENY</text:span> (silently drop traffic), or <text:span text:style-name="Source_5f_Text">REJECT</text:span> (drop traffic and send an error back).</text:p>
            </text:list-item>
            <text:list-item>
              <text:p text:style-name="P55"><text:span text:style-name="Source_5f_Text">From</text:span>: The source IP address or network that the rule applies to. <text:span text:style-name="Source_5f_Text">Anywhere</text:span> means from any source.</text:p>
            </text:list-item>
          </text:list>
        </text:list-item>
      </text:list>
      <text:p text:style-name="First_20_paragraph"><text:span text:style-name="T1">How</text:span> <text:span text:style-name="Source_5f_Text">ufw</text:span> <text:span text:style-name="T1">helps troubleshoot (and common</text:span> <text:span text:style-name="Source_5f_Text">ufw</text:span> <text:span text:style-name="T1">scenarios)</text:span>:</text:p>
      <text:list xml:id="list2078630270" text:style-name="L54">
        <text:list-item>
          <text:p text:style-name="P56"><text:span text:style-name="Source_5f_Text">Status: inactive</text:span>: If <text:span text:style-name="Source_5f_Text">ufw</text:span> is inactive, it's not the cause of your network issues (unless the underlying <text:span text:style-name="Source_5f_Text">iptables</text:span> have been manipulated directly). You'd need to look at <text:span text:style-name="Source_5f_Text">iptables</text:span> or <text:span text:style-name="Source_5f_Text">firewalld</text:span> if another firewall is active.</text:p>
        </text:list-item>
        <text:list-item>
          <text:p text:style-name="P56"><text:span text:style-name="T1">Default Deny, No Allow Rule</text:span>: If <text:span text:style-name="Source_5f_Text">Default: deny (incoming)</text:span> is set, but you don't have an <text:span text:style-name="Source_5f_Text">ALLOW</text:span> rule for the specific service/port you're trying to reach (e.g., you're trying to connect to a web server on port 80 but there's no <text:span text:style-name="Source_5f_Text">80/tcp ALLOW</text:span> rule), then the traffic will be blocked. This is probably the most common <text:span text:style-name="Source_5f_Text">ufw</text:span> issue.</text:p>
        </text:list-item>
        <text:list-item>
          <text:p text:style-name="P56"><text:span text:style-name="T1">Incorrect Source</text:span> <text:span text:style-name="Source_5f_Text">From</text:span> <text:span text:style-name="T1">Rule</text:span>: You might have an <text:span text:style-name="Source_5f_Text">ALLOW</text:span> rule, but it only allows traffic from a specific IP address or network, and the client trying to connect is coming from a different source.</text:p>
        </text:list-item>
      </text:list>
      <text:p text:style-name="First_20_paragraph">When troubleshooting, checking firewall rules is crucial because they can override all other network settings. If a rule says "block this traffic," it will be blocked, regardless of correct IP addresses or routing.</text:p>
      <text:h text:style-name="Heading_20_2" text:outline-level="2"><text:bookmark-start text:name="analyzing-network-traffic"/><text:soft-page-break/>Analyzing Network Traffic<text:bookmark-end text:name="analyzing-network-traffic"/></text:h>
      <text:h text:style-name="Heading_20_3" text:outline-level="3"><text:bookmark-start text:name="capture-and-analyze-packets-with-tcpdump"/>Capture and Analyze Packets with <text:span text:style-name="Source_5f_Text">tcpdump</text:span><text:bookmark-end text:name="capture-and-analyze-packets-with-tcpdump"/></text:h>
      <text:p text:style-name="First_20_paragraph">Think of <text:span text:style-name="Source_5f_Text">tcpdump</text:span> as a very specialized, high-speed camera that sits on your server's network card and takes snapshots of every single "packet" (piece of data) that passes by. It allows you to see the raw network communication, which can be invaluable for diagnosing complex or subtle issues that aren't apparent with <text:span text:style-name="Source_5f_Text">ping</text:span> or <text:span text:style-name="Source_5f_Text">traceroute</text:span>. It's like checking the mail, but also watching the mail carrier to see exactly what they're doing with each envelope. Basic Usage of tcpdump</text:p>
      <text:p text:style-name="Text_20_body">Because <text:span text:style-name="Source_5f_Text">tcpdump</text:span> can generate a lot of output, you usually want to filter what it shows you. You also need <text:span text:style-name="Source_5f_Text">sudo</text:span> privileges to run it.</text:p>
      <text:p text:style-name="Text_20_body">A common way to start is to specify the network interface you want to monitor (e.g., <text:span text:style-name="Source_5f_Text">eth0</text:span>) and a filter for the traffic you're interested in.</text:p>
      <text:p text:style-name="Preformatted_20_Text"><text:span text:style-name="FunctionTok">sudo</text:span><text:span text:style-name="NormalTok"> tcpdump </text:span><text:span text:style-name="AttributeTok">-i</text:span><text:span text:style-name="NormalTok"> eth0 host 8.8.8.8</text:span> </text:p>
      <text:list xml:id="list1718273151" text:style-name="L55">
        <text:list-item>
          <text:p text:style-name="P57"><text:span text:style-name="Source_5f_Text">sudo</text:span>: Required to capture network traffic.</text:p>
        </text:list-item>
        <text:list-item>
          <text:p text:style-name="P57"><text:span text:style-name="Source_5f_Text">-i eth0</text:span>: Specifies that you want to capture traffic on the eth0 network interface. Replace <text:span text:style-name="Source_5f_Text">eth0</text:span> with your server's actual interface name (which you can find using ip a).</text:p>
        </text:list-item>
        <text:list-item>
          <text:p text:style-name="P57"><text:span text:style-name="Source_5f_Text">host 8.8.8.8</text:span>: This is a filter. It tells <text:span text:style-name="Source_5f_Text">tcpdump</text:span> to only show you packets that are either coming from or going to the IP address <text:span text:style-name="Source_5f_Text">8.8.8.8</text:span>.</text:p>
        </text:list-item>
      </text:list>
      <text:p text:style-name="First_20_paragraph">You can also filter by port (e.g., to see web traffic):</text:p>
      <text:p text:style-name="Preformatted_20_Text"><text:span text:style-name="FunctionTok">sudo</text:span><text:span text:style-name="NormalTok"> tcpdump </text:span><text:span text:style-name="AttributeTok">-i</text:span><text:span text:style-name="NormalTok"> eth0 port 80</text:span> </text:p>
      <text:list xml:id="list1244397007" text:style-name="L56">
        <text:list-item>
          <text:p text:style-name="P58"><text:span text:style-name="Source_5f_Text">port 80</text:span>: Shows only traffic on port 80 (standard HTTP web traffic).</text:p>
        </text:list-item>
      </text:list>
      <text:p text:style-name="First_20_paragraph">Press <text:span text:style-name="Source_5f_Text">Ctrl+C</text:span> to stop <text:span text:style-name="Source_5f_Text">tcpdump</text:span>.</text:p>
      <text:h text:style-name="Heading_20_4" text:outline-level="4"><text:bookmark-start text:name="what-to-look-for-and-why-its-advanced"/>What to Look For (and Why it's Advanced)<text:bookmark-end text:name="what-to-look-for-and-why-its-advanced"/></text:h>
      <text:p text:style-name="First_20_paragraph">The output of <text:span text:style-name="Source_5f_Text">tcpdump</text:span> can be very verbose and requires some understanding of network protocols. However, even a beginner can gain insight:</text:p>
      <text:list xml:id="list2505718603" text:style-name="L57">
        <text:list-item>
          <text:p text:style-name="P59"><text:span text:style-name="T1">Seeing if Traffic is Reaching/Leaving</text:span>: If you're trying to send a <text:span text:style-name="Source_5f_Text">ping</text:span> to <text:span text:style-name="Source_5f_Text">8.8.8.8</text:span> but ping is timing out, you can run <text:span text:style-name="Source_5f_Text">tcpdump -i eth0 host 8.8.8.8</text:span> and then try to ping <text:span text:style-name="Source_5f_Text">8.8.8.8</text:span> in another terminal.</text:p>
          <text:list text:style-name="L58">
            <text:list-item>
              <text:p text:style-name="P60"><text:span text:style-name="T1">If you see outgoing</text:span> <text:span text:style-name="Source_5f_Text">echo request</text:span> <text:span text:style-name="T1">packets</text:span>: Your server is sending the ping. This tells you the problem is not with your server sending the request.</text:p>
            </text:list-item>
            <text:list-item>
              <text:p text:style-name="P60"><text:span text:style-name="T1">If you don't see outgoing</text:span> <text:span text:style-name="Source_5f_Text">echo request</text:span> <text:span text:style-name="T1">packets</text:span>: Your server isn't even trying to send the packet, which points to an issue with its local configuration (IP, routing, or perhaps an outbound firewall rule).</text:p>
            </text:list-item>
            <text:list-item>
              <text:p text:style-name="P60"><text:span text:style-name="T1">If you see outgoing</text:span> <text:span text:style-name="Source_5f_Text">echo request</text:span> <text:span text:style-name="T1">but no incoming</text:span> <text:span text:style-name="Source_5f_Text">echo reply</text:span> <text:span text:style-name="T1">packets</text:span>: This means the ping left your server, but the reply never came back. This points to a problem further out on the network, a return path issue, or a firewall blocking the <text:soft-page-break/>reply.</text:p>
            </text:list-item>
          </text:list>
        </text:list-item>
        <text:list-item>
          <text:p text:style-name="P59"><text:span text:style-name="T1">Confirming Connections</text:span>: If you expect a web server to be listening on port 80, you can use <text:span text:style-name="Source_5f_Text">tcpdump -i eth0 port 80</text:span> while trying to connect to it. You'd look for TCP <text:span text:style-name="Source_5f_Text">SYN</text:span> packets (for connection initiation) and <text:span text:style-name="Source_5f_Text">SYN-ACK</text:span> (for acknowledgment). If you only see <text:span text:style-name="Source_5f_Text">SYN</text:span> from the client but no <text:span text:style-name="Source_5f_Text">SYN-ACK</text:span> from your server, it suggests your server isn't responding, possibly due to a firewall on the server itself, or the web server application not running.</text:p>
        </text:list-item>
      </text:list>
      <text:p text:style-name="First_20_paragraph"><text:span text:style-name="T1">When to Use</text:span> <text:span text:style-name="Source_5f_Text">tcpdump</text:span>:</text:p>
      <text:p text:style-name="Text_20_body"><text:span text:style-name="Source_5f_Text">tcpdump</text:span> is typically used as a last resort when basic checks (<text:span text:style-name="Source_5f_Text">ping</text:span>, <text:span text:style-name="Source_5f_Text">traceroute</text:span>, <text:span text:style-name="Source_5f_Text">firewall</text:span> rules) don't fully explain the problem. It allows you to confirm assumptions about network flow directly at the packet level. It's powerful, but it requires patience and some knowledge of networking fundamenta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8:26Z</meta:creation-date>
    <dc:date>2025-06-10T12:17:35.224894747</dc:date>
    <meta:editing-duration>PT24S</meta:editing-duration>
    <meta:editing-cycles>1</meta:editing-cycles>
    <meta:document-statistic meta:table-count="0" meta:image-count="0" meta:object-count="0" meta:page-count="17" meta:paragraph-count="390" meta:word-count="5890" meta:character-count="36420" meta:non-whitespace-character-count="29982"/>
  </office:meta>
</office:document-meta>
</file>